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>
      <style:text-properties fo:color="#0563C1" style:text-underline-style="solid" style:text-underline-type="single"/>
    </style:style>
    <style:style style:name="ce19" style:family="table-cell" style:parent-style-name="Normal_32_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728760" table:style-name="ce5">
            <text:p>6.728.760</text:p>
          </table:table-cell>
          <table:table-cell office:value-type="float" office:value="1102600" table:style-name="ce5">
            <text:p>1.102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10113160" table:style-name="ce6">
            <text:p>10.113.160</text:p>
          </table:table-cell>
          <table:table-cell office:value-type="float" office:value="10061676" table:style-name="ce6">
            <text:p>10.061.676</text:p>
          </table:table-cell>
          <table:table-cell office:value-type="percentage" office:value="0.99490920740896016" table:style-name="ce7">
            <text:p>99,5%</text:p>
          </table:table-cell>
          <table:table-cell office:value-type="float" office:value="5669482" table:style-name="ce5">
            <text:p>5.669.482</text:p>
          </table:table-cell>
          <table:table-cell office:value-type="float" office:value="4668302" table:style-name="ce5">
            <text:p>4.668.302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66805" table:style-name="ce5">
            <text:p>1.166.805</text:p>
          </table:table-cell>
          <table:table-cell office:value-type="float" office:value="159500" table:style-name="ce5">
            <text:p>159.5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68905" table:style-name="ce6">
            <text:p>1.668.905</text:p>
          </table:table-cell>
          <table:table-cell office:value-type="float" office:value="1626247" table:style-name="ce6">
            <text:p>1.626.247</text:p>
          </table:table-cell>
          <table:table-cell office:value-type="percentage" office:value="0.97443952771427977" table:style-name="ce7">
            <text:p>97,4%</text:p>
          </table:table-cell>
          <table:table-cell office:value-type="float" office:value="925543" table:style-name="ce5">
            <text:p>925.543</text:p>
          </table:table-cell>
          <table:table-cell office:value-type="float" office:value="790976" table:style-name="ce5">
            <text:p>790.976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76685" table:style-name="ce5">
            <text:p>976.685</text:p>
          </table:table-cell>
          <table:table-cell office:value-type="float" office:value="133000" table:style-name="ce5">
            <text:p>133.0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89335" table:style-name="ce6">
            <text:p>1.389.335</text:p>
          </table:table-cell>
          <table:table-cell office:value-type="float" office:value="1396906" table:style-name="ce6">
            <text:p>1.396.906</text:p>
          </table:table-cell>
          <table:table-cell office:value-type="percentage" office:value="1.0054493696624645" table:style-name="ce7">
            <text:p>100,5%</text:p>
          </table:table-cell>
          <table:table-cell office:value-type="float" office:value="767916" table:style-name="ce5">
            <text:p>767.916</text:p>
          </table:table-cell>
          <table:table-cell office:value-type="float" office:value="677139" table:style-name="ce5">
            <text:p>677.139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12960" table:style-name="ce5">
            <text:p>912.960</text:p>
          </table:table-cell>
          <table:table-cell office:value-type="float" office:value="181400" table:style-name="ce5">
            <text:p>181.4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406310" table:style-name="ce6">
            <text:p>1.406.310</text:p>
          </table:table-cell>
          <table:table-cell office:value-type="float" office:value="1310456" table:style-name="ce6">
            <text:p>1.310.456</text:p>
          </table:table-cell>
          <table:table-cell office:value-type="percentage" office:value="0.93184006371283712" table:style-name="ce7">
            <text:p>93,2%</text:p>
          </table:table-cell>
          <table:table-cell office:value-type="float" office:value="749962" table:style-name="ce5">
            <text:p>749.962</text:p>
          </table:table-cell>
          <table:table-cell office:value-type="float" office:value="634074" table:style-name="ce5">
            <text:p>634.074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89450" table:style-name="ce5">
            <text:p>1.689.450</text:p>
          </table:table-cell>
          <table:table-cell office:value-type="float" office:value="300900" table:style-name="ce5">
            <text:p>300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614950" table:style-name="ce6">
            <text:p>2.614.950</text:p>
          </table:table-cell>
          <table:table-cell office:value-type="float" office:value="2496717" table:style-name="ce6">
            <text:p>2.496.717</text:p>
          </table:table-cell>
          <table:table-cell office:value-type="percentage" office:value="0.95478575116159003" table:style-name="ce7">
            <text:p>95,5%</text:p>
          </table:table-cell>
          <table:table-cell office:value-type="float" office:value="1451087" table:style-name="ce5">
            <text:p>1.451.087</text:p>
          </table:table-cell>
          <table:table-cell office:value-type="float" office:value="1177657" table:style-name="ce5">
            <text:p>1.177.657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14365" table:style-name="ce5">
            <text:p>514.365</text:p>
          </table:table-cell>
          <table:table-cell office:value-type="float" office:value="71100" table:style-name="ce5">
            <text:p>71.1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40615" table:style-name="ce6">
            <text:p>740.615</text:p>
          </table:table-cell>
          <table:table-cell office:value-type="float" office:value="700609" table:style-name="ce6">
            <text:p>700.609</text:p>
          </table:table-cell>
          <table:table-cell office:value-type="percentage" office:value="0.94598273056851401" table:style-name="ce7">
            <text:p>94,6%</text:p>
          </table:table-cell>
          <table:table-cell office:value-type="float" office:value="386495" table:style-name="ce5">
            <text:p>386.495</text:p>
          </table:table-cell>
          <table:table-cell office:value-type="float" office:value="334956" table:style-name="ce5">
            <text:p>334.956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88235" table:style-name="ce5">
            <text:p>2.288.235</text:p>
          </table:table-cell>
          <table:table-cell office:value-type="float" office:value="320600" table:style-name="ce5">
            <text:p>320.6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226085" table:style-name="ce6">
            <text:p>3.226.085</text:p>
          </table:table-cell>
          <table:table-cell office:value-type="float" office:value="3044350" table:style-name="ce6">
            <text:p>3.044.350</text:p>
          </table:table-cell>
          <table:table-cell office:value-type="percentage" office:value="0.94366701435331057" table:style-name="ce7">
            <text:p>94,4%</text:p>
          </table:table-cell>
          <table:table-cell office:value-type="float" office:value="1704546" table:style-name="ce5">
            <text:p>1.704.546</text:p>
          </table:table-cell>
          <table:table-cell office:value-type="float" office:value="1485543" table:style-name="ce5">
            <text:p>1.485.543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17425" table:style-name="ce5">
            <text:p>1.717.425</text:p>
          </table:table-cell>
          <table:table-cell office:value-type="float" office:value="253800" table:style-name="ce5">
            <text:p>253.8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521550" table:style-name="ce6">
            <text:p>2.521.550</text:p>
          </table:table-cell>
          <table:table-cell office:value-type="float" office:value="2424586" table:style-name="ce6">
            <text:p>2.424.586</text:p>
          </table:table-cell>
          <table:table-cell office:value-type="percentage" office:value="0.96154587456128171" table:style-name="ce7">
            <text:p>96,2%</text:p>
          </table:table-cell>
          <table:table-cell office:value-type="float" office:value="1376915" table:style-name="ce5">
            <text:p>1.376.915</text:p>
          </table:table-cell>
          <table:table-cell office:value-type="float" office:value="1121423" table:style-name="ce5">
            <text:p>1.121.423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336170" table:style-name="ce5">
            <text:p>6.336.170</text:p>
          </table:table-cell>
          <table:table-cell office:value-type="float" office:value="967400" table:style-name="ce5">
            <text:p>967.4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395670" table:style-name="ce6">
            <text:p>9.395.670</text:p>
          </table:table-cell>
          <table:table-cell office:value-type="float" office:value="8938127" table:style-name="ce6">
            <text:p>8.938.127</text:p>
          </table:table-cell>
          <table:table-cell office:value-type="percentage" office:value="0.9513027809618686" table:style-name="ce7">
            <text:p>95,1%</text:p>
          </table:table-cell>
          <table:table-cell office:value-type="float" office:value="5015902" table:style-name="ce5">
            <text:p>5.015.902</text:p>
          </table:table-cell>
          <table:table-cell office:value-type="float" office:value="4389893" table:style-name="ce5">
            <text:p>4.389.893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048390" table:style-name="ce5">
            <text:p>4.048.390</text:p>
          </table:table-cell>
          <table:table-cell office:value-type="float" office:value="622400" table:style-name="ce5">
            <text:p>622.4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987840" table:style-name="ce6">
            <text:p>5.987.840</text:p>
          </table:table-cell>
          <table:table-cell office:value-type="float" office:value="5727125" table:style-name="ce6">
            <text:p>5.727.125</text:p>
          </table:table-cell>
          <table:table-cell office:value-type="percentage" office:value="0.95645925742838822" table:style-name="ce7">
            <text:p>95,6%</text:p>
          </table:table-cell>
          <table:table-cell office:value-type="float" office:value="3265803" table:style-name="ce5">
            <text:p>3.265.803</text:p>
          </table:table-cell>
          <table:table-cell office:value-type="float" office:value="2663300" table:style-name="ce5">
            <text:p>2.663.300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37835" table:style-name="ce5">
            <text:p>937.835</text:p>
          </table:table-cell>
          <table:table-cell office:value-type="float" office:value="128800" table:style-name="ce5">
            <text:p>128.8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340185" table:style-name="ce6">
            <text:p>1.340.185</text:p>
          </table:table-cell>
          <table:table-cell office:value-type="float" office:value="1362253" table:style-name="ce6">
            <text:p>1.362.253</text:p>
          </table:table-cell>
          <table:table-cell office:value-type="percentage" office:value="1.0164663833724448" table:style-name="ce7">
            <text:p>101,6%</text:p>
          </table:table-cell>
          <table:table-cell office:value-type="float" office:value="760628" table:style-name="ce5">
            <text:p>760.628</text:p>
          </table:table-cell>
          <table:table-cell office:value-type="float" office:value="668031" table:style-name="ce5">
            <text:p>668.031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492215" table:style-name="ce5">
            <text:p>2.492.215</text:p>
          </table:table-cell>
          <table:table-cell office:value-type="float" office:value="341000" table:style-name="ce5">
            <text:p>341.0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544615" table:style-name="ce6">
            <text:p>3.544.615</text:p>
          </table:table-cell>
          <table:table-cell office:value-type="float" office:value="3499477" table:style-name="ce6">
            <text:p>3.499.477</text:p>
          </table:table-cell>
          <table:table-cell office:value-type="percentage" office:value="0.98726575382657922" table:style-name="ce7">
            <text:p>98,7%</text:p>
          </table:table-cell>
          <table:table-cell office:value-type="float" office:value="1921556" table:style-name="ce5">
            <text:p>1.921.556</text:p>
          </table:table-cell>
          <table:table-cell office:value-type="float" office:value="1729486" table:style-name="ce5">
            <text:p>1.729.486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77355" table:style-name="ce5">
            <text:p>277.355</text:p>
          </table:table-cell>
          <table:table-cell office:value-type="float" office:value="38400" table:style-name="ce5">
            <text:p>38.4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91305" table:style-name="ce6">
            <text:p>391.305</text:p>
          </table:table-cell>
          <table:table-cell office:value-type="float" office:value="363407" table:style-name="ce6">
            <text:p>363.407</text:p>
          </table:table-cell>
          <table:table-cell office:value-type="percentage" office:value="0.92870522993572791" table:style-name="ce7">
            <text:p>92,9%</text:p>
          </table:table-cell>
          <table:table-cell office:value-type="float" office:value="211746" table:style-name="ce5">
            <text:p>211.746</text:p>
          </table:table-cell>
          <table:table-cell office:value-type="float" office:value="175900" table:style-name="ce5">
            <text:p>175.900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424045" table:style-name="ce5">
            <text:p>5.424.045</text:p>
          </table:table-cell>
          <table:table-cell office:value-type="float" office:value="904800" table:style-name="ce5">
            <text:p>904.8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980045" table:style-name="ce6">
            <text:p>7.980.045</text:p>
          </table:table-cell>
          <table:table-cell office:value-type="float" office:value="7702194" table:style-name="ce6">
            <text:p>7.702.194</text:p>
          </table:table-cell>
          <table:table-cell office:value-type="percentage" office:value="0.9651817752907409" table:style-name="ce7">
            <text:p>96,5%</text:p>
          </table:table-cell>
          <table:table-cell office:value-type="float" office:value="4544846" table:style-name="ce5">
            <text:p>4.544.846</text:p>
          </table:table-cell>
          <table:table-cell office:value-type="float" office:value="3714716" table:style-name="ce5">
            <text:p>3.714.716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01145" table:style-name="ce5">
            <text:p>1.201.145</text:p>
          </table:table-cell>
          <table:table-cell office:value-type="float" office:value="207600" table:style-name="ce5">
            <text:p>207.6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756745" table:style-name="ce6">
            <text:p>1.756.745</text:p>
          </table:table-cell>
          <table:table-cell office:value-type="float" office:value="1684081" table:style-name="ce6">
            <text:p>1.684.081</text:p>
          </table:table-cell>
          <table:table-cell office:value-type="percentage" office:value="0.9586371385716197" table:style-name="ce7">
            <text:p>95,9%</text:p>
          </table:table-cell>
          <table:table-cell office:value-type="float" office:value="971330" table:style-name="ce5">
            <text:p>971.330</text:p>
          </table:table-cell>
          <table:table-cell office:value-type="float" office:value="775081" table:style-name="ce5">
            <text:p>775.081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50635" table:style-name="ce5">
            <text:p>550.635</text:p>
          </table:table-cell>
          <table:table-cell office:value-type="float" office:value="85600" table:style-name="ce5">
            <text:p>85.6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810835" table:style-name="ce6">
            <text:p>810.835</text:p>
          </table:table-cell>
          <table:table-cell office:value-type="float" office:value="783709" table:style-name="ce6">
            <text:p>783.709</text:p>
          </table:table-cell>
          <table:table-cell office:value-type="percentage" office:value="0.96654559805632467" table:style-name="ce7">
            <text:p>96,7%</text:p>
          </table:table-cell>
          <table:table-cell office:value-type="float" office:value="442485" table:style-name="ce5">
            <text:p>442.485</text:p>
          </table:table-cell>
          <table:table-cell office:value-type="float" office:value="385183" table:style-name="ce5">
            <text:p>385.183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18620" table:style-name="ce5">
            <text:p>1.918.620</text:p>
          </table:table-cell>
          <table:table-cell office:value-type="float" office:value="265800" table:style-name="ce5">
            <text:p>265.8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831820" table:style-name="ce6">
            <text:p>2.831.820</text:p>
          </table:table-cell>
          <table:table-cell office:value-type="float" office:value="2718179" table:style-name="ce6">
            <text:p>2.718.179</text:p>
          </table:table-cell>
          <table:table-cell office:value-type="percentage" office:value="0.95986997761157133" table:style-name="ce7">
            <text:p>96,0%</text:p>
          </table:table-cell>
          <table:table-cell office:value-type="float" office:value="1492648" table:style-name="ce5">
            <text:p>1.492.648</text:p>
          </table:table-cell>
          <table:table-cell office:value-type="float" office:value="1372881" table:style-name="ce5">
            <text:p>1.372.881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8670" table:style-name="ce5">
            <text:p>68.670</text:p>
          </table:table-cell>
          <table:table-cell office:value-type="float" office:value="13700" table:style-name="ce5">
            <text:p>13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04620" table:style-name="ce6">
            <text:p>104.620</text:p>
          </table:table-cell>
          <table:table-cell office:value-type="float" office:value="92240" table:style-name="ce6">
            <text:p>92.240</text:p>
          </table:table-cell>
          <table:table-cell office:value-type="percentage" office:value="0.88166698528006116" table:style-name="ce7">
            <text:p>88,2%</text:p>
          </table:table-cell>
          <table:table-cell office:value-type="float" office:value="51465" table:style-name="ce5">
            <text:p>51.465</text:p>
          </table:table-cell>
          <table:table-cell office:value-type="float" office:value="46259" table:style-name="ce5">
            <text:p>46.259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8670" table:style-name="ce5">
            <text:p>68.670</text:p>
          </table:table-cell>
          <table:table-cell office:value-type="float" office:value="13400" table:style-name="ce5">
            <text:p>13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102420" table:style-name="ce6">
            <text:p>102.420</text:p>
          </table:table-cell>
          <table:table-cell office:value-type="float" office:value="84383" table:style-name="ce6">
            <text:p>84.383</text:p>
          </table:table-cell>
          <table:table-cell office:value-type="percentage" office:value="0.82389181800429601" table:style-name="ce7">
            <text:p>82,4%</text:p>
          </table:table-cell>
          <table:table-cell office:value-type="float" office:value="48618" table:style-name="ce5">
            <text:p>48.618</text:p>
          </table:table-cell>
          <table:table-cell office:value-type="float" office:value="42981" table:style-name="ce5">
            <text:p>42.981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65876" table:style-name="ce6">
            <text:p>165.876</text:p>
          </table:table-cell>
          <table:table-cell office:value-type="percentage" office:value="0.76877016054280523" table:style-name="ce7">
            <text:p>76,9%</text:p>
          </table:table-cell>
          <table:table-cell office:value-type="float" office:value="89529" table:style-name="ce5">
            <text:p>89.529</text:p>
          </table:table-cell>
          <table:table-cell office:value-type="float" office:value="77506" table:style-name="ce5">
            <text:p>77.506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930" table:style-name="ce5">
            <text:p>3.930</text:p>
          </table:table-cell>
          <table:table-cell office:value-type="float" office:value="0" table:style-name="ce5">
            <text:p>0</text:p>
          </table:table-cell>
          <table:table-cell office:value-type="float" office:value="2530" table:style-name="ce5">
            <text:p>2.530</text:p>
          </table:table-cell>
          <table:table-cell office:value-type="float" office:value="6460" table:style-name="ce6">
            <text:p>6.460</text:p>
          </table:table-cell>
          <table:table-cell office:value-type="float" office:value="4003" table:style-name="ce6">
            <text:p>4.003</text:p>
          </table:table-cell>
          <table:table-cell office:value-type="percentage" office:value="0.61965944272445816" table:style-name="ce7">
            <text:p>62,0%</text:p>
          </table:table-cell>
          <table:table-cell office:value-type="float" office:value="3116" table:style-name="ce5">
            <text:p>3.116</text:p>
          </table:table-cell>
          <table:table-cell office:value-type="float" office:value="2560" table:style-name="ce5">
            <text:p>2.560</text:p>
          </table:table-cell>
          <table:table-cell office:value-type="float" office:value="44406" table:style-name="ce8">
            <text:p>2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9367803" table:style-name="ce11">
            <text:p>39.367.803</text:p>
          </table:table-cell>
          <table:table-cell office:value-type="float" office:value="6174030" table:style-name="ce12">
            <text:p>6.174.03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805" table:style-name="ce14">
            <text:p>2.417.805</text:p>
          </table:table-cell>
          <table:table-cell office:value-type="float" office:value="58149238" table:style-name="ce15">
            <text:p>58.149.238</text:p>
          </table:table-cell>
          <table:table-cell office:value-type="float" office:value="56186601" table:style-name="ce15">
            <text:p>56.186.601</text:p>
          </table:table-cell>
          <table:table-cell office:value-type="percentage" office:value="0.96624827654663337" table:style-name="ce16">
            <text:p>96,6%</text:p>
          </table:table-cell>
          <table:table-cell office:value-type="float" office:value="31851618" table:style-name="ce15">
            <text:p>31.851.618</text:p>
          </table:table-cell>
          <table:table-cell office:value-type="float" office:value="26933847" table:style-name="ce15">
            <text:p>26.933.847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32519" table:style-name="ce23">
            <text:p>4.332.519</text:p>
          </table:table-cell>
          <table:table-cell office:value-type="percentage" office:value="0.93571306854443426" table:style-name="ce24">
            <text:p>93,6%</text:p>
          </table:table-cell>
          <table:table-cell office:value-type="float" office:value="4078880" table:style-name="ce23">
            <text:p>4.078.880</text:p>
          </table:table-cell>
          <table:table-cell office:value-type="percentage" office:value="0.88093354490182774" table:style-name="ce24">
            <text:p>88,1%</text:p>
          </table:table-cell>
          <table:table-cell office:value-type="float" office:value="44406" table:style-name="ce25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5994" table:style-name="ce5">
            <text:p>725.994</text:p>
          </table:table-cell>
          <table:table-cell office:value-type="percentage" office:value="0.92208682929059693" table:style-name="ce26">
            <text:p>92,2%</text:p>
          </table:table-cell>
          <table:table-cell office:value-type="float" office:value="690416" table:style-name="ce5">
            <text:p>690.416</text:p>
          </table:table-cell>
          <table:table-cell office:value-type="percentage" office:value="0.8768991208350162" table:style-name="ce26">
            <text:p>87,7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7922" table:style-name="ce5">
            <text:p>637.922</text:p>
          </table:table-cell>
          <table:table-cell office:value-type="percentage" office:value="0.94316234577484048" table:style-name="ce26">
            <text:p>94,3%</text:p>
          </table:table-cell>
          <table:table-cell office:value-type="float" office:value="619953" table:style-name="ce5">
            <text:p>619.953</text:p>
          </table:table-cell>
          <table:table-cell office:value-type="percentage" office:value="0.9165953294449003" table:style-name="ce26">
            <text:p>91,7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0498" table:style-name="ce5">
            <text:p>530.498</text:p>
          </table:table-cell>
          <table:table-cell office:value-type="percentage" office:value="0.85666717264855685" table:style-name="ce26">
            <text:p>85,7%</text:p>
          </table:table-cell>
          <table:table-cell office:value-type="float" office:value="509015" table:style-name="ce5">
            <text:p>509.015</text:p>
          </table:table-cell>
          <table:table-cell office:value-type="percentage" office:value="0.82197565473518308" table:style-name="ce26">
            <text:p>82,2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62535" table:style-name="ce5">
            <text:p>1.062.535</text:p>
          </table:table-cell>
          <table:table-cell office:value-type="percentage" office:value="0.87214919210864361" table:style-name="ce26">
            <text:p>87,2%</text:p>
          </table:table-cell>
          <table:table-cell office:value-type="float" office:value="999738" table:style-name="ce5">
            <text:p>999.738</text:p>
          </table:table-cell>
          <table:table-cell office:value-type="percentage" office:value="0.82060420505706744" table:style-name="ce26">
            <text:p>82,1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6836" table:style-name="ce5">
            <text:p>336.836</text:p>
          </table:table-cell>
          <table:table-cell office:value-type="percentage" office:value="0.93777597122382272" table:style-name="ce26">
            <text:p>93,8%</text:p>
          </table:table-cell>
          <table:table-cell office:value-type="float" office:value="318360" table:style-name="ce5">
            <text:p>318.360</text:p>
          </table:table-cell>
          <table:table-cell office:value-type="percentage" office:value="0.88633744076884957" table:style-name="ce26">
            <text:p>88,6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3126" table:style-name="ce5">
            <text:p>1.443.126</text:p>
          </table:table-cell>
          <table:table-cell office:value-type="percentage" office:value="0.94191324189588033" table:style-name="ce26">
            <text:p>94,2%</text:p>
          </table:table-cell>
          <table:table-cell office:value-type="float" office:value="1394574" table:style-name="ce5">
            <text:p>1.394.574</text:p>
          </table:table-cell>
          <table:table-cell office:value-type="percentage" office:value="0.91022385945766726" table:style-name="ce26">
            <text:p>91,0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5074" table:style-name="ce5">
            <text:p>1.065.074</text:p>
          </table:table-cell>
          <table:table-cell office:value-type="percentage" office:value="0.92548978034830753" table:style-name="ce26">
            <text:p>92,5%</text:p>
          </table:table-cell>
          <table:table-cell office:value-type="float" office:value="972168" table:style-name="ce5">
            <text:p>972.168</text:p>
          </table:table-cell>
          <table:table-cell office:value-type="percentage" office:value="0.84475965874826864" table:style-name="ce26">
            <text:p>84,5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53363" table:style-name="ce5">
            <text:p>3.853.363</text:p>
          </table:table-cell>
          <table:table-cell office:value-type="percentage" office:value="0.89020855901217177" table:style-name="ce26">
            <text:p>89,0%</text:p>
          </table:table-cell>
          <table:table-cell office:value-type="float" office:value="3704431" table:style-name="ce5">
            <text:p>3.704.431</text:p>
          </table:table-cell>
          <table:table-cell office:value-type="percentage" office:value="0.85580210908497811" table:style-name="ce26">
            <text:p>85,6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95680" table:style-name="ce5">
            <text:p>2.695.680</text:p>
          </table:table-cell>
          <table:table-cell office:value-type="percentage" office:value="0.92985167864015816" table:style-name="ce26">
            <text:p>93,0%</text:p>
          </table:table-cell>
          <table:table-cell office:value-type="float" office:value="2512953" table:style-name="ce5">
            <text:p>2.512.953</text:p>
          </table:table-cell>
          <table:table-cell office:value-type="percentage" office:value="0.86682156835893776" table:style-name="ce26">
            <text:p>86,7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5365" table:style-name="ce5">
            <text:p>605.365</text:p>
          </table:table-cell>
          <table:table-cell office:value-type="percentage" office:value="0.97343090717299574" table:style-name="ce26">
            <text:p>97,3%</text:p>
          </table:table-cell>
          <table:table-cell office:value-type="float" office:value="588487" table:style-name="ce5">
            <text:p>588.487</text:p>
          </table:table-cell>
          <table:table-cell office:value-type="percentage" office:value="0.94629097200782131" table:style-name="ce26">
            <text:p>94,6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2361" table:style-name="ce5">
            <text:p>1.642.361</text:p>
          </table:table-cell>
          <table:table-cell office:value-type="percentage" office:value="0.9548049794750425" table:style-name="ce26">
            <text:p>95,5%</text:p>
          </table:table-cell>
          <table:table-cell office:value-type="float" office:value="1604615" table:style-name="ce5">
            <text:p>1.604.615</text:p>
          </table:table-cell>
          <table:table-cell office:value-type="percentage" office:value="0.93286091921346481" table:style-name="ce26">
            <text:p>93,3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7163" table:style-name="ce5">
            <text:p>177.163</text:p>
          </table:table-cell>
          <table:table-cell office:value-type="percentage" office:value="0.93905470659012724" table:style-name="ce26">
            <text:p>93,9%</text:p>
          </table:table-cell>
          <table:table-cell office:value-type="float" office:value="163406" table:style-name="ce5">
            <text:p>163.406</text:p>
          </table:table-cell>
          <table:table-cell office:value-type="percentage" office:value="0.8661355553081983" table:style-name="ce26">
            <text:p>86,6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29892" table:style-name="ce5">
            <text:p>3.429.892</text:p>
          </table:table-cell>
          <table:table-cell office:value-type="percentage" office:value="0.91898035517163768" table:style-name="ce26">
            <text:p>91,9%</text:p>
          </table:table-cell>
          <table:table-cell office:value-type="float" office:value="3246525" table:style-name="ce5">
            <text:p>3.246.525</text:p>
          </table:table-cell>
          <table:table-cell office:value-type="percentage" office:value="0.86985033277246082" table:style-name="ce26">
            <text:p>87,0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5034" table:style-name="ce5">
            <text:p>735.034</text:p>
          </table:table-cell>
          <table:table-cell office:value-type="percentage" office:value="0.93397899851586796" table:style-name="ce26">
            <text:p>93,4%</text:p>
          </table:table-cell>
          <table:table-cell office:value-type="float" office:value="677469" table:style-name="ce5">
            <text:p>677.469</text:p>
          </table:table-cell>
          <table:table-cell office:value-type="percentage" office:value="0.86083340110191719" table:style-name="ce26">
            <text:p>86,1%</text:p>
          </table:table-cell>
          <table:table-cell office:value-type="float" office:value="44406" table:style-name="ce8">
            <text:p>29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7276" table:style-name="ce5">
            <text:p>347.276</text:p>
          </table:table-cell>
          <table:table-cell office:value-type="percentage" office:value="0.92484114429371134" table:style-name="ce26">
            <text:p>92,5%</text:p>
          </table:table-cell>
          <table:table-cell office:value-type="float" office:value="335819" table:style-name="ce5">
            <text:p>335.819</text:p>
          </table:table-cell>
          <table:table-cell office:value-type="percentage" office:value="0.89432966354015198" table:style-name="ce26">
            <text:p>89,4%</text:p>
          </table:table-cell>
          <table:table-cell office:value-type="float" office:value="44406" table:style-name="ce8">
            <text:p>2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9698" table:style-name="ce5">
            <text:p>1.259.698</text:p>
          </table:table-cell>
          <table:table-cell office:value-type="percentage" office:value="0.93086177083487287" table:style-name="ce26">
            <text:p>93,1%</text:p>
          </table:table-cell>
          <table:table-cell office:value-type="float" office:value="1234214" table:style-name="ce5">
            <text:p>1.234.214</text:p>
          </table:table-cell>
          <table:table-cell office:value-type="percentage" office:value="0.91203020853346728" table:style-name="ce26">
            <text:p>91,2%</text:p>
          </table:table-cell>
          <table:table-cell office:value-type="float" office:value="44406" table:style-name="ce8">
            <text:p>2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573" table:style-name="ce5">
            <text:p>33.573</text:p>
          </table:table-cell>
          <table:table-cell office:value-type="percentage" office:value="0.86133203345476939" table:style-name="ce26">
            <text:p>86,1%</text:p>
          </table:table-cell>
          <table:table-cell office:value-type="float" office:value="32397" table:style-name="ce5">
            <text:p>32.397</text:p>
          </table:table-cell>
          <table:table-cell office:value-type="percentage" office:value="0.83116116783826777" table:style-name="ce26">
            <text:p>83,1%</text:p>
          </table:table-cell>
          <table:table-cell office:value-type="float" office:value="44406" table:style-name="ce8">
            <text:p>2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858" table:style-name="ce5">
            <text:p>30.858</text:p>
          </table:table-cell>
          <table:table-cell office:value-type="percentage" office:value="0.82895903290799189" table:style-name="ce26">
            <text:p>82,9%</text:p>
          </table:table-cell>
          <table:table-cell office:value-type="float" office:value="29937" table:style-name="ce5">
            <text:p>29.937</text:p>
          </table:table-cell>
          <table:table-cell office:value-type="percentage" office:value="0.80421759570181328" table:style-name="ce26">
            <text:p>80,4%</text:p>
          </table:table-cell>
          <table:table-cell office:value-type="float" office:value="44406" table:style-name="ce8">
            <text:p>2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467" table:style-name="ce5">
            <text:p>34.467</text:p>
          </table:table-cell>
          <table:table-cell office:value-type="string" table:style-name="ce26">
            <text:p>-</text:p>
          </table:table-cell>
          <table:table-cell office:value-type="float" office:value="31146" table:style-name="ce5">
            <text:p>31.146</text:p>
          </table:table-cell>
          <table:table-cell office:value-type="string" table:style-name="ce26">
            <text:p>-</text:p>
          </table:table-cell>
          <table:table-cell office:value-type="float" office:value="44406" table:style-name="ce8">
            <text:p>2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373" table:style-name="ce5">
            <text:p>1.373</text:p>
          </table:table-cell>
          <table:table-cell office:value-type="string" table:style-name="ce26">
            <text:p>-</text:p>
          </table:table-cell>
          <table:table-cell office:value-type="float" office:value="1220" table:style-name="ce5">
            <text:p>1.220</text:p>
          </table:table-cell>
          <table:table-cell office:value-type="string" table:style-name="ce26">
            <text:p>-</text:p>
          </table:table-cell>
          <table:table-cell office:value-type="float" office:value="44406" table:style-name="ce8">
            <text:p>2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980607" table:style-name="ce15">
            <text:p>24.980.607</text:p>
          </table:table-cell>
          <table:table-cell office:value-type="percentage" office:value="0.92328934497502191" table:style-name="ce16">
            <text:p>92,3%</text:p>
          </table:table-cell>
          <table:table-cell office:value-type="float" office:value="23745723" table:style-name="ce15">
            <text:p>23.745.723</text:p>
          </table:table-cell>
          <table:table-cell office:value-type="percentage" office:value="0.87764773028246723" table:style-name="ce16">
            <text:p>87,8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554" table:style-name="ce35">
            <text:p>432.554</text:p>
          </table:table-cell>
          <table:table-cell office:value-type="percentage" office:value="1" table:style-name="ce36">
            <text:p>100,0%</text:p>
          </table:table-cell>
          <table:table-cell office:value-type="float" office:value="650229" table:style-name="ce35">
            <text:p>650.229</text:p>
          </table:table-cell>
          <table:table-cell office:value-type="percentage" office:value="0.99976629083567936" table:style-name="ce36">
            <text:p>100,0%</text:p>
          </table:table-cell>
          <table:table-cell office:value-type="float" office:value="906735" table:style-name="ce35">
            <text:p>906.735</text:p>
          </table:table-cell>
          <table:table-cell office:value-type="percentage" office:value="0.98972653951822143" table:style-name="ce36">
            <text:p>99,0%</text:p>
          </table:table-cell>
          <table:table-cell office:value-type="float" office:value="1172514" table:style-name="ce35">
            <text:p>1.172.514</text:p>
          </table:table-cell>
          <table:table-cell office:value-type="percentage" office:value="0.92687315072239906" table:style-name="ce36">
            <text:p>92,7%</text:p>
          </table:table-cell>
          <table:table-cell office:value-type="float" office:value="1170487" table:style-name="ce35">
            <text:p>1.170.487</text:p>
          </table:table-cell>
          <table:table-cell office:value-type="percentage" office:value="0.84504741126001182" table:style-name="ce36">
            <text:p>84,5%</text:p>
          </table:table-cell>
          <table:table-cell office:value-type="float" office:value="793021" table:style-name="ce35">
            <text:p>793.021</text:p>
          </table:table-cell>
          <table:table-cell office:value-type="percentage" office:value="0.69550006709249201" table:style-name="ce36">
            <text:p>69,6%</text:p>
          </table:table-cell>
          <table:table-cell office:value-type="float" office:value="489006" table:style-name="ce35">
            <text:p>489.006</text:p>
          </table:table-cell>
          <table:table-cell office:value-type="percentage" office:value="0.52656481513386855" table:style-name="ce36">
            <text:p>52,7%</text:p>
          </table:table-cell>
          <table:table-cell office:value-type="float" office:value="54936" table:style-name="ce35">
            <text:p>54.936</text:p>
          </table:table-cell>
          <table:table-cell office:value-type="percentage" office:value="7.2965186935438242E-2" table:style-name="ce36">
            <text:p>7,3%</text:p>
          </table:table-cell>
          <table:table-cell office:value-type="float" office:value="5669482" table:style-name="ce35">
            <text:p>5.669.48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6080260602055161" table:style-name="ce36">
            <text:p>7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18" table:style-name="ce38">
            <text:p>100.918</text:p>
          </table:table-cell>
          <table:table-cell office:value-type="percentage" office:value="1" table:style-name="ce39">
            <text:p>100,0%</text:p>
          </table:table-cell>
          <table:table-cell office:value-type="float" office:value="118584" table:style-name="ce38">
            <text:p>118.584</text:p>
          </table:table-cell>
          <table:table-cell office:value-type="percentage" office:value="0.9968811735530243" table:style-name="ce39">
            <text:p>99,7%</text:p>
          </table:table-cell>
          <table:table-cell office:value-type="float" office:value="151271" table:style-name="ce38">
            <text:p>151.271</text:p>
          </table:table-cell>
          <table:table-cell office:value-type="percentage" office:value="0.96741000338946193" table:style-name="ce39">
            <text:p>96,7%</text:p>
          </table:table-cell>
          <table:table-cell office:value-type="float" office:value="178999" table:style-name="ce38">
            <text:p>178.999</text:p>
          </table:table-cell>
          <table:table-cell office:value-type="percentage" office:value="0.90282247082202693" table:style-name="ce39">
            <text:p>90,3%</text:p>
          </table:table-cell>
          <table:table-cell office:value-type="float" office:value="176222" table:style-name="ce38">
            <text:p>176.222</text:p>
          </table:table-cell>
          <table:table-cell office:value-type="percentage" office:value="0.81985456609426688" table:style-name="ce39">
            <text:p>82,0%</text:p>
          </table:table-cell>
          <table:table-cell office:value-type="float" office:value="107085" table:style-name="ce38">
            <text:p>107.085</text:p>
          </table:table-cell>
          <table:table-cell office:value-type="percentage" office:value="0.6518206055293817" table:style-name="ce39">
            <text:p>65,2%</text:p>
          </table:table-cell>
          <table:table-cell office:value-type="float" office:value="70620" table:style-name="ce38">
            <text:p>70.620</text:p>
          </table:table-cell>
          <table:table-cell office:value-type="percentage" office:value="0.54156026410840408" table:style-name="ce39">
            <text:p>54,2%</text:p>
          </table:table-cell>
          <table:table-cell office:value-type="float" office:value="21844" table:style-name="ce38">
            <text:p>21.844</text:p>
          </table:table-cell>
          <table:table-cell office:value-type="percentage" office:value="0.21185347544831198" table:style-name="ce39">
            <text:p>21,2%</text:p>
          </table:table-cell>
          <table:table-cell office:value-type="float" office:value="925543" table:style-name="ce38">
            <text:p>925.54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8096063398738036" table:style-name="ce39">
            <text:p>7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27" table:style-name="ce38">
            <text:p>88.627</text:p>
          </table:table-cell>
          <table:table-cell office:value-type="percentage" office:value="1" table:style-name="ce39">
            <text:p>100,0%</text:p>
          </table:table-cell>
          <table:table-cell office:value-type="float" office:value="113820" table:style-name="ce38">
            <text:p>113.820</text:p>
          </table:table-cell>
          <table:table-cell office:value-type="percentage" office:value="1" table:style-name="ce39">
            <text:p>100,0%</text:p>
          </table:table-cell>
          <table:table-cell office:value-type="float" office:value="145036" table:style-name="ce38">
            <text:p>145.036</text:p>
          </table:table-cell>
          <table:table-cell office:value-type="percentage" office:value="0.96915510651377867" table:style-name="ce39">
            <text:p>96,9%</text:p>
          </table:table-cell>
          <table:table-cell office:value-type="float" office:value="148201" table:style-name="ce38">
            <text:p>148.201</text:p>
          </table:table-cell>
          <table:table-cell office:value-type="percentage" office:value="0.91119308924344433" table:style-name="ce39">
            <text:p>91,1%</text:p>
          </table:table-cell>
          <table:table-cell office:value-type="float" office:value="142238" table:style-name="ce38">
            <text:p>142.238</text:p>
          </table:table-cell>
          <table:table-cell office:value-type="percentage" office:value="0.85176025342379624" table:style-name="ce39">
            <text:p>85,2%</text:p>
          </table:table-cell>
          <table:table-cell office:value-type="float" office:value="77741" table:style-name="ce38">
            <text:p>77.741</text:p>
          </table:table-cell>
          <table:table-cell office:value-type="percentage" office:value="0.67925138268778784" table:style-name="ce39">
            <text:p>67,9%</text:p>
          </table:table-cell>
          <table:table-cell office:value-type="float" office:value="43666" table:style-name="ce38">
            <text:p>43.666</text:p>
          </table:table-cell>
          <table:table-cell office:value-type="percentage" office:value="0.5519586403913489" table:style-name="ce39">
            <text:p>55,2%</text:p>
          </table:table-cell>
          <table:table-cell office:value-type="float" office:value="8587" table:style-name="ce38">
            <text:p>8.587</text:p>
          </table:table-cell>
          <table:table-cell office:value-type="percentage" office:value="0.134171875" table:style-name="ce39">
            <text:p>13,4%</text:p>
          </table:table-cell>
          <table:table-cell office:value-type="float" office:value="767916" table:style-name="ce38">
            <text:p>767.91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2224413685437936" table:style-name="ce39">
            <text:p>8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000" table:style-name="ce38">
            <text:p>51.000</text:p>
          </table:table-cell>
          <table:table-cell office:value-type="percentage" office:value="1" table:style-name="ce39">
            <text:p>100,0%</text:p>
          </table:table-cell>
          <table:table-cell office:value-type="float" office:value="78211" table:style-name="ce38">
            <text:p>78.211</text:p>
          </table:table-cell>
          <table:table-cell office:value-type="percentage" office:value="0.97137214963485519" table:style-name="ce39">
            <text:p>97,1%</text:p>
          </table:table-cell>
          <table:table-cell office:value-type="float" office:value="105771" table:style-name="ce38">
            <text:p>105.771</text:p>
          </table:table-cell>
          <table:table-cell office:value-type="percentage" office:value="0.90224428692069503" table:style-name="ce39">
            <text:p>90,2%</text:p>
          </table:table-cell>
          <table:table-cell office:value-type="float" office:value="142255" table:style-name="ce38">
            <text:p>142.255</text:p>
          </table:table-cell>
          <table:table-cell office:value-type="percentage" office:value="0.85800708094838873" table:style-name="ce39">
            <text:p>85,8%</text:p>
          </table:table-cell>
          <table:table-cell office:value-type="float" office:value="153261" table:style-name="ce38">
            <text:p>153.261</text:p>
          </table:table-cell>
          <table:table-cell office:value-type="percentage" office:value="0.74336476340143176" table:style-name="ce39">
            <text:p>74,3%</text:p>
          </table:table-cell>
          <table:table-cell office:value-type="float" office:value="104666" table:style-name="ce38">
            <text:p>104.666</text:p>
          </table:table-cell>
          <table:table-cell office:value-type="percentage" office:value="0.57449763155439193" table:style-name="ce39">
            <text:p>57,4%</text:p>
          </table:table-cell>
          <table:table-cell office:value-type="float" office:value="75073" table:style-name="ce38">
            <text:p>75.073</text:p>
          </table:table-cell>
          <table:table-cell office:value-type="percentage" office:value="0.54423598323933242" table:style-name="ce39">
            <text:p>54,4%</text:p>
          </table:table-cell>
          <table:table-cell office:value-type="float" office:value="39725" table:style-name="ce38">
            <text:p>39.725</text:p>
          </table:table-cell>
          <table:table-cell office:value-type="percentage" office:value="0.41605571847507333" table:style-name="ce39">
            <text:p>41,6%</text:p>
          </table:table-cell>
          <table:table-cell office:value-type="float" office:value="749962" table:style-name="ce38">
            <text:p>749.96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2469409112475325" table:style-name="ce39">
            <text:p>7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110" table:style-name="ce38">
            <text:p>92.110</text:p>
          </table:table-cell>
          <table:table-cell office:value-type="percentage" office:value="1" table:style-name="ce39">
            <text:p>100,0%</text:p>
          </table:table-cell>
          <table:table-cell office:value-type="float" office:value="149400" table:style-name="ce38">
            <text:p>149.400</text:p>
          </table:table-cell>
          <table:table-cell office:value-type="percentage" office:value="0.96679630624276036" table:style-name="ce39">
            <text:p>96,7%</text:p>
          </table:table-cell>
          <table:table-cell office:value-type="float" office:value="217232" table:style-name="ce38">
            <text:p>217.232</text:p>
          </table:table-cell>
          <table:table-cell office:value-type="percentage" office:value="0.92402974154798967" table:style-name="ce39">
            <text:p>92,4%</text:p>
          </table:table-cell>
          <table:table-cell office:value-type="float" office:value="308676" table:style-name="ce38">
            <text:p>308.676</text:p>
          </table:table-cell>
          <table:table-cell office:value-type="percentage" office:value="0.88064317341489018" table:style-name="ce39">
            <text:p>88,1%</text:p>
          </table:table-cell>
          <table:table-cell office:value-type="float" office:value="295117" table:style-name="ce38">
            <text:p>295.117</text:p>
          </table:table-cell>
          <table:table-cell office:value-type="percentage" office:value="0.76075983955620174" table:style-name="ce39">
            <text:p>76,1%</text:p>
          </table:table-cell>
          <table:table-cell office:value-type="float" office:value="192463" table:style-name="ce38">
            <text:p>192.463</text:p>
          </table:table-cell>
          <table:table-cell office:value-type="percentage" office:value="0.61898344986395826" table:style-name="ce39">
            <text:p>61,9%</text:p>
          </table:table-cell>
          <table:table-cell office:value-type="float" office:value="143615" table:style-name="ce38">
            <text:p>143.615</text:p>
          </table:table-cell>
          <table:table-cell office:value-type="percentage" office:value="0.57047126491570932" table:style-name="ce39">
            <text:p>57,0%</text:p>
          </table:table-cell>
          <table:table-cell office:value-type="float" office:value="52474" table:style-name="ce38">
            <text:p>52.474</text:p>
          </table:table-cell>
          <table:table-cell office:value-type="percentage" office:value="0.29185136570688053" table:style-name="ce39">
            <text:p>29,2%</text:p>
          </table:table-cell>
          <table:table-cell office:value-type="float" office:value="1451087" table:style-name="ce38">
            <text:p>1.451.08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400582627064618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82" table:style-name="ce38">
            <text:p>42.282</text:p>
          </table:table-cell>
          <table:table-cell office:value-type="percentage" office:value="1" table:style-name="ce39">
            <text:p>100,0%</text:p>
          </table:table-cell>
          <table:table-cell office:value-type="float" office:value="55835" table:style-name="ce38">
            <text:p>55.835</text:p>
          </table:table-cell>
          <table:table-cell office:value-type="percentage" office:value="1" table:style-name="ce39">
            <text:p>100,0%</text:p>
          </table:table-cell>
          <table:table-cell office:value-type="float" office:value="75254" table:style-name="ce38">
            <text:p>75.254</text:p>
          </table:table-cell>
          <table:table-cell office:value-type="percentage" office:value="0.97296528540952876" table:style-name="ce39">
            <text:p>97,3%</text:p>
          </table:table-cell>
          <table:table-cell office:value-type="float" office:value="81576" table:style-name="ce38">
            <text:p>81.576</text:p>
          </table:table-cell>
          <table:table-cell office:value-type="percentage" office:value="0.90676270508203283" table:style-name="ce39">
            <text:p>90,7%</text:p>
          </table:table-cell>
          <table:table-cell office:value-type="float" office:value="81889" table:style-name="ce38">
            <text:p>81.889</text:p>
          </table:table-cell>
          <table:table-cell office:value-type="percentage" office:value="0.83757632787488878" table:style-name="ce39">
            <text:p>83,8%</text:p>
          </table:table-cell>
          <table:table-cell office:value-type="float" office:value="42120" table:style-name="ce38">
            <text:p>42.120</text:p>
          </table:table-cell>
          <table:table-cell office:value-type="percentage" office:value="0.59767570558937466" table:style-name="ce39">
            <text:p>59,8%</text:p>
          </table:table-cell>
          <table:table-cell office:value-type="float" office:value="6929" table:style-name="ce38">
            <text:p>6.929</text:p>
          </table:table-cell>
          <table:table-cell office:value-type="percentage" office:value="0.13719433719433718" table:style-name="ce39">
            <text:p>13,7%</text:p>
          </table:table-cell>
          <table:table-cell office:value-type="float" office:value="610" table:style-name="ce38">
            <text:p>610</text:p>
          </table:table-cell>
          <table:table-cell office:value-type="percentage" office:value="1.3875304233105111E-2" table:style-name="ce39">
            <text:p>1,4%</text:p>
          </table:table-cell>
          <table:table-cell office:value-type="float" office:value="386495" table:style-name="ce38">
            <text:p>386.49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3740715513606436" table:style-name="ce39">
            <text:p>7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791" table:style-name="ce38">
            <text:p>228.791</text:p>
          </table:table-cell>
          <table:table-cell office:value-type="percentage" office:value="1" table:style-name="ce39">
            <text:p>100,0%</text:p>
          </table:table-cell>
          <table:table-cell office:value-type="float" office:value="249422" table:style-name="ce38">
            <text:p>249.422</text:p>
          </table:table-cell>
          <table:table-cell office:value-type="percentage" office:value="1" table:style-name="ce39">
            <text:p>100,0%</text:p>
          </table:table-cell>
          <table:table-cell office:value-type="float" office:value="314463" table:style-name="ce38">
            <text:p>314.463</text:p>
          </table:table-cell>
          <table:table-cell office:value-type="percentage" office:value="0.98709252138428938" table:style-name="ce39">
            <text:p>98,7%</text:p>
          </table:table-cell>
          <table:table-cell office:value-type="float" office:value="343084" table:style-name="ce38">
            <text:p>343.084</text:p>
          </table:table-cell>
          <table:table-cell office:value-type="percentage" office:value="0.90006952187315536" table:style-name="ce39">
            <text:p>90,0%</text:p>
          </table:table-cell>
          <table:table-cell office:value-type="float" office:value="307366" table:style-name="ce38">
            <text:p>307.366</text:p>
          </table:table-cell>
          <table:table-cell office:value-type="percentage" office:value="0.84602744250698447" table:style-name="ce39">
            <text:p>84,6%</text:p>
          </table:table-cell>
          <table:table-cell office:value-type="float" office:value="188536" table:style-name="ce38">
            <text:p>188.536</text:p>
          </table:table-cell>
          <table:table-cell office:value-type="percentage" office:value="0.70406261786595858" table:style-name="ce39">
            <text:p>70,4%</text:p>
          </table:table-cell>
          <table:table-cell office:value-type="float" office:value="67791" table:style-name="ce38">
            <text:p>67.791</text:p>
          </table:table-cell>
          <table:table-cell office:value-type="percentage" office:value="0.32127522440120188" table:style-name="ce39">
            <text:p>32,1%</text:p>
          </table:table-cell>
          <table:table-cell office:value-type="float" office:value="5093" table:style-name="ce38">
            <text:p>5.093</text:p>
          </table:table-cell>
          <table:table-cell office:value-type="percentage" office:value="3.0802820819876377E-2" table:style-name="ce39">
            <text:p>3,1%</text:p>
          </table:table-cell>
          <table:table-cell office:value-type="float" office:value="1704546" table:style-name="ce38">
            <text:p>1.704.54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8324808742365892" table:style-name="ce39">
            <text:p>7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21" table:style-name="ce38">
            <text:p>137.521</text:p>
          </table:table-cell>
          <table:table-cell office:value-type="percentage" office:value="1" table:style-name="ce39">
            <text:p>100,0%</text:p>
          </table:table-cell>
          <table:table-cell office:value-type="float" office:value="157675" table:style-name="ce38">
            <text:p>157.675</text:p>
          </table:table-cell>
          <table:table-cell office:value-type="percentage" office:value="0.99103713992998155" table:style-name="ce39">
            <text:p>99,1%</text:p>
          </table:table-cell>
          <table:table-cell office:value-type="float" office:value="217810" table:style-name="ce38">
            <text:p>217.810</text:p>
          </table:table-cell>
          <table:table-cell office:value-type="percentage" office:value="0.99709765431872699" table:style-name="ce39">
            <text:p>99,7%</text:p>
          </table:table-cell>
          <table:table-cell office:value-type="float" office:value="279701" table:style-name="ce38">
            <text:p>279.701</text:p>
          </table:table-cell>
          <table:table-cell office:value-type="percentage" office:value="0.9096618294642218" table:style-name="ce39">
            <text:p>91,0%</text:p>
          </table:table-cell>
          <table:table-cell office:value-type="float" office:value="272367" table:style-name="ce38">
            <text:p>272.367</text:p>
          </table:table-cell>
          <table:table-cell office:value-type="percentage" office:value="0.82384416448632058" table:style-name="ce39">
            <text:p>82,4%</text:p>
          </table:table-cell>
          <table:table-cell office:value-type="float" office:value="178741" table:style-name="ce38">
            <text:p>178.741</text:p>
          </table:table-cell>
          <table:table-cell office:value-type="percentage" office:value="0.67220882960199468" table:style-name="ce39">
            <text:p>67,2%</text:p>
          </table:table-cell>
          <table:table-cell office:value-type="float" office:value="121944" table:style-name="ce38">
            <text:p>121.944</text:p>
          </table:table-cell>
          <table:table-cell office:value-type="percentage" office:value="0.55914787082337947" table:style-name="ce39">
            <text:p>55,9%</text:p>
          </table:table-cell>
          <table:table-cell office:value-type="float" office:value="11156" table:style-name="ce38">
            <text:p>11.156</text:p>
          </table:table-cell>
          <table:table-cell office:value-type="percentage" office:value="6.4125261536339184E-2" table:style-name="ce39">
            <text:p>6,4%</text:p>
          </table:table-cell>
          <table:table-cell office:value-type="float" office:value="1376915" table:style-name="ce38">
            <text:p>1.376.91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6123793664694073" table:style-name="ce39">
            <text:p>7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876" table:style-name="ce38">
            <text:p>456.876</text:p>
          </table:table-cell>
          <table:table-cell office:value-type="percentage" office:value="1" table:style-name="ce39">
            <text:p>100,0%</text:p>
          </table:table-cell>
          <table:table-cell office:value-type="float" office:value="613807" table:style-name="ce38">
            <text:p>613.807</text:p>
          </table:table-cell>
          <table:table-cell office:value-type="percentage" office:value="0.96618090578820448" table:style-name="ce39">
            <text:p>96,6%</text:p>
          </table:table-cell>
          <table:table-cell office:value-type="float" office:value="777124" table:style-name="ce38">
            <text:p>777.124</text:p>
          </table:table-cell>
          <table:table-cell office:value-type="percentage" office:value="0.92781619515176983" table:style-name="ce39">
            <text:p>92,8%</text:p>
          </table:table-cell>
          <table:table-cell office:value-type="float" office:value="972394" table:style-name="ce38">
            <text:p>972.394</text:p>
          </table:table-cell>
          <table:table-cell office:value-type="percentage" office:value="0.89065013097876866" table:style-name="ce39">
            <text:p>89,1%</text:p>
          </table:table-cell>
          <table:table-cell office:value-type="float" office:value="1033162" table:style-name="ce38">
            <text:p>1.033.162</text:p>
          </table:table-cell>
          <table:table-cell office:value-type="percentage" office:value="0.78462736044290704" table:style-name="ce39">
            <text:p>78,5%</text:p>
          </table:table-cell>
          <table:table-cell office:value-type="float" office:value="600353" table:style-name="ce38">
            <text:p>600.353</text:p>
          </table:table-cell>
          <table:table-cell office:value-type="percentage" office:value="0.5746918591071476" table:style-name="ce39">
            <text:p>57,5%</text:p>
          </table:table-cell>
          <table:table-cell office:value-type="float" office:value="419706" table:style-name="ce38">
            <text:p>419.706</text:p>
          </table:table-cell>
          <table:table-cell office:value-type="percentage" office:value="0.50028428900927957" table:style-name="ce39">
            <text:p>50,0%</text:p>
          </table:table-cell>
          <table:table-cell office:value-type="float" office:value="142480" table:style-name="ce38">
            <text:p>142.480</text:p>
          </table:table-cell>
          <table:table-cell office:value-type="percentage" office:value="0.21714017489476747" table:style-name="ce39">
            <text:p>21,7%</text:p>
          </table:table-cell>
          <table:table-cell office:value-type="float" office:value="5015902" table:style-name="ce38">
            <text:p>5.015.90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302910738516909" table:style-name="ce39">
            <text:p>7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751" table:style-name="ce38">
            <text:p>295.751</text:p>
          </table:table-cell>
          <table:table-cell office:value-type="percentage" office:value="1" table:style-name="ce39">
            <text:p>100,0%</text:p>
          </table:table-cell>
          <table:table-cell office:value-type="float" office:value="431542" table:style-name="ce38">
            <text:p>431.542</text:p>
          </table:table-cell>
          <table:table-cell office:value-type="percentage" office:value="0.98556622862911147" table:style-name="ce39">
            <text:p>98,6%</text:p>
          </table:table-cell>
          <table:table-cell office:value-type="float" office:value="553442" table:style-name="ce38">
            <text:p>553.442</text:p>
          </table:table-cell>
          <table:table-cell office:value-type="percentage" office:value="0.95301414775936411" table:style-name="ce39">
            <text:p>95,3%</text:p>
          </table:table-cell>
          <table:table-cell office:value-type="float" office:value="699379" table:style-name="ce38">
            <text:p>699.379</text:p>
          </table:table-cell>
          <table:table-cell office:value-type="percentage" office:value="0.92961237960799326" table:style-name="ce39">
            <text:p>93,0%</text:p>
          </table:table-cell>
          <table:table-cell office:value-type="float" office:value="715566" table:style-name="ce38">
            <text:p>715.566</text:p>
          </table:table-cell>
          <table:table-cell office:value-type="percentage" office:value="0.84027252615114356" table:style-name="ce39">
            <text:p>84,0%</text:p>
          </table:table-cell>
          <table:table-cell office:value-type="float" office:value="423025" table:style-name="ce38">
            <text:p>423.025</text:p>
          </table:table-cell>
          <table:table-cell office:value-type="percentage" office:value="0.65205261121618352" table:style-name="ce39">
            <text:p>65,2%</text:p>
          </table:table-cell>
          <table:table-cell office:value-type="float" office:value="142321" table:style-name="ce38">
            <text:p>142.321</text:p>
          </table:table-cell>
          <table:table-cell office:value-type="percentage" office:value="0.27574855752277544" table:style-name="ce39">
            <text:p>27,6%</text:p>
          </table:table-cell>
          <table:table-cell office:value-type="float" office:value="4777" table:style-name="ce38">
            <text:p>4.777</text:p>
          </table:table-cell>
          <table:table-cell office:value-type="percentage" office:value="1.1252417373525137E-2" table:style-name="ce39">
            <text:p>1,1%</text:p>
          </table:table-cell>
          <table:table-cell office:value-type="float" office:value="3265803" table:style-name="ce38">
            <text:p>3.265.80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2760005159900087" table:style-name="ce39">
            <text:p>7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77" table:style-name="ce38">
            <text:p>78.077</text:p>
          </table:table-cell>
          <table:table-cell office:value-type="percentage" office:value="1" table:style-name="ce39">
            <text:p>100,0%</text:p>
          </table:table-cell>
          <table:table-cell office:value-type="float" office:value="95684" table:style-name="ce38">
            <text:p>95.684</text:p>
          </table:table-cell>
          <table:table-cell office:value-type="percentage" office:value="1" table:style-name="ce39">
            <text:p>100,0%</text:p>
          </table:table-cell>
          <table:table-cell office:value-type="float" office:value="131123" table:style-name="ce38">
            <text:p>131.123</text:p>
          </table:table-cell>
          <table:table-cell office:value-type="percentage" office:value="1" table:style-name="ce39">
            <text:p>100,0%</text:p>
          </table:table-cell>
          <table:table-cell office:value-type="float" office:value="158438" table:style-name="ce38">
            <text:p>158.438</text:p>
          </table:table-cell>
          <table:table-cell office:value-type="percentage" office:value="0.9363062594553706" table:style-name="ce39">
            <text:p>93,6%</text:p>
          </table:table-cell>
          <table:table-cell office:value-type="float" office:value="142043" table:style-name="ce38">
            <text:p>142.043</text:p>
          </table:table-cell>
          <table:table-cell office:value-type="percentage" office:value="0.89058522577651822" table:style-name="ce39">
            <text:p>89,1%</text:p>
          </table:table-cell>
          <table:table-cell office:value-type="float" office:value="102275" table:style-name="ce38">
            <text:p>102.275</text:p>
          </table:table-cell>
          <table:table-cell office:value-type="percentage" office:value="0.76622539875186357" table:style-name="ce39">
            <text:p>76,6%</text:p>
          </table:table-cell>
          <table:table-cell office:value-type="float" office:value="50614" table:style-name="ce38">
            <text:p>50.614</text:p>
          </table:table-cell>
          <table:table-cell office:value-type="percentage" office:value="0.44664666431344863" table:style-name="ce39">
            <text:p>44,7%</text:p>
          </table:table-cell>
          <table:table-cell office:value-type="float" office:value="2374" table:style-name="ce38">
            <text:p>2.374</text:p>
          </table:table-cell>
          <table:table-cell office:value-type="percentage" office:value="2.8011799410029497E-2" table:style-name="ce39">
            <text:p>2,8%</text:p>
          </table:table-cell>
          <table:table-cell office:value-type="float" office:value="760628" table:style-name="ce38">
            <text:p>760.628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9777478742696162" table:style-name="ce39">
            <text:p>7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355" table:style-name="ce38">
            <text:p>241.355</text:p>
          </table:table-cell>
          <table:table-cell office:value-type="percentage" office:value="1" table:style-name="ce39">
            <text:p>100,0%</text:p>
          </table:table-cell>
          <table:table-cell office:value-type="float" office:value="289799" table:style-name="ce38">
            <text:p>289.799</text:p>
          </table:table-cell>
          <table:table-cell office:value-type="percentage" office:value="1" table:style-name="ce39">
            <text:p>100,0%</text:p>
          </table:table-cell>
          <table:table-cell office:value-type="float" office:value="338938" table:style-name="ce38">
            <text:p>338.938</text:p>
          </table:table-cell>
          <table:table-cell office:value-type="percentage" office:value="0.97697210075894925" table:style-name="ce39">
            <text:p>97,7%</text:p>
          </table:table-cell>
          <table:table-cell office:value-type="float" office:value="381691" table:style-name="ce38">
            <text:p>381.691</text:p>
          </table:table-cell>
          <table:table-cell office:value-type="percentage" office:value="0.94038271547147123" table:style-name="ce39">
            <text:p>94,0%</text:p>
          </table:table-cell>
          <table:table-cell office:value-type="float" office:value="390578" table:style-name="ce38">
            <text:p>390.578</text:p>
          </table:table-cell>
          <table:table-cell office:value-type="percentage" office:value="0.88122629568544808" table:style-name="ce39">
            <text:p>88,1%</text:p>
          </table:table-cell>
          <table:table-cell office:value-type="float" office:value="232321" table:style-name="ce38">
            <text:p>232.321</text:p>
          </table:table-cell>
          <table:table-cell office:value-type="percentage" office:value="0.71835266907435813" table:style-name="ce39">
            <text:p>71,8%</text:p>
          </table:table-cell>
          <table:table-cell office:value-type="float" office:value="40041" table:style-name="ce38">
            <text:p>40.041</text:p>
          </table:table-cell>
          <table:table-cell office:value-type="percentage" office:value="0.17335192072075192" table:style-name="ce39">
            <text:p>17,3%</text:p>
          </table:table-cell>
          <table:table-cell office:value-type="float" office:value="6833" table:style-name="ce38">
            <text:p>6.833</text:p>
          </table:table-cell>
          <table:table-cell office:value-type="percentage" office:value="3.7959634903087104E-2" table:style-name="ce39">
            <text:p>3,8%</text:p>
          </table:table-cell>
          <table:table-cell office:value-type="float" office:value="1921556" table:style-name="ce38">
            <text:p>1.921.55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8287160261348865" table:style-name="ce39">
            <text:p>7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3" table:style-name="ce38">
            <text:p>23.343</text:p>
          </table:table-cell>
          <table:table-cell office:value-type="percentage" office:value="1" table:style-name="ce39">
            <text:p>100,0%</text:p>
          </table:table-cell>
          <table:table-cell office:value-type="float" office:value="28574" table:style-name="ce38">
            <text:p>28.574</text:p>
          </table:table-cell>
          <table:table-cell office:value-type="percentage" office:value="1" table:style-name="ce39">
            <text:p>100,0%</text:p>
          </table:table-cell>
          <table:table-cell office:value-type="float" office:value="37148" table:style-name="ce38">
            <text:p>37.148</text:p>
          </table:table-cell>
          <table:table-cell office:value-type="percentage" office:value="0.98488785195397421" table:style-name="ce39">
            <text:p>98,5%</text:p>
          </table:table-cell>
          <table:table-cell office:value-type="float" office:value="43678" table:style-name="ce38">
            <text:p>43.678</text:p>
          </table:table-cell>
          <table:table-cell office:value-type="percentage" office:value="0.91637294394091973" table:style-name="ce39">
            <text:p>91,6%</text:p>
          </table:table-cell>
          <table:table-cell office:value-type="float" office:value="44420" table:style-name="ce38">
            <text:p>44.420</text:p>
          </table:table-cell>
          <table:table-cell office:value-type="percentage" office:value="0.83895215970687664" table:style-name="ce39">
            <text:p>83,9%</text:p>
          </table:table-cell>
          <table:table-cell office:value-type="float" office:value="25269" table:style-name="ce38">
            <text:p>25.269</text:p>
          </table:table-cell>
          <table:table-cell office:value-type="percentage" office:value="0.64266639538136783" table:style-name="ce39">
            <text:p>64,3%</text:p>
          </table:table-cell>
          <table:table-cell office:value-type="float" office:value="8853" table:style-name="ce38">
            <text:p>8.853</text:p>
          </table:table-cell>
          <table:table-cell office:value-type="percentage" office:value="0.29066255171055222" table:style-name="ce39">
            <text:p>29,1%</text:p>
          </table:table-cell>
          <table:table-cell office:value-type="float" office:value="461" table:style-name="ce38">
            <text:p>461</text:p>
          </table:table-cell>
          <table:table-cell office:value-type="percentage" office:value="1.8055773147422842E-2" table:style-name="ce39">
            <text:p>1,8%</text:p>
          </table:table-cell>
          <table:table-cell office:value-type="float" office:value="211746" table:style-name="ce38">
            <text:p>211.74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456632742895376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515" table:style-name="ce38">
            <text:p>372.515</text:p>
          </table:table-cell>
          <table:table-cell office:value-type="percentage" office:value="1" table:style-name="ce39">
            <text:p>100,0%</text:p>
          </table:table-cell>
          <table:table-cell office:value-type="float" office:value="508029" table:style-name="ce38">
            <text:p>508.029</text:p>
          </table:table-cell>
          <table:table-cell office:value-type="percentage" office:value="0.96568589247663383" table:style-name="ce39">
            <text:p>96,6%</text:p>
          </table:table-cell>
          <table:table-cell office:value-type="float" office:value="676714" table:style-name="ce38">
            <text:p>676.714</text:p>
          </table:table-cell>
          <table:table-cell office:value-type="percentage" office:value="0.96216674273413494" table:style-name="ce39">
            <text:p>96,2%</text:p>
          </table:table-cell>
          <table:table-cell office:value-type="float" office:value="912398" table:style-name="ce38">
            <text:p>912.398</text:p>
          </table:table-cell>
          <table:table-cell office:value-type="percentage" office:value="0.93792551884644371" table:style-name="ce39">
            <text:p>93,8%</text:p>
          </table:table-cell>
          <table:table-cell office:value-type="float" office:value="960236" table:style-name="ce38">
            <text:p>960.236</text:p>
          </table:table-cell>
          <table:table-cell office:value-type="percentage" office:value="0.82355049996955332" table:style-name="ce39">
            <text:p>82,4%</text:p>
          </table:table-cell>
          <table:table-cell office:value-type="float" office:value="609288" table:style-name="ce38">
            <text:p>609.288</text:p>
          </table:table-cell>
          <table:table-cell office:value-type="percentage" office:value="0.6415989216966429" table:style-name="ce39">
            <text:p>64,2%</text:p>
          </table:table-cell>
          <table:table-cell office:value-type="float" office:value="415881" table:style-name="ce38">
            <text:p>415.881</text:p>
          </table:table-cell>
          <table:table-cell office:value-type="percentage" office:value="0.56012795043604158" table:style-name="ce39">
            <text:p>56,0%</text:p>
          </table:table-cell>
          <table:table-cell office:value-type="float" office:value="89785" table:style-name="ce38">
            <text:p>89.785</text:p>
          </table:table-cell>
          <table:table-cell office:value-type="percentage" office:value="0.16220088087263479" table:style-name="ce39">
            <text:p>16,2%</text:p>
          </table:table-cell>
          <table:table-cell office:value-type="float" office:value="4544846" table:style-name="ce38">
            <text:p>4.544.84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6026997273474106" table:style-name="ce39">
            <text:p>7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73" table:style-name="ce38">
            <text:p>73.573</text:p>
          </table:table-cell>
          <table:table-cell office:value-type="percentage" office:value="1" table:style-name="ce39">
            <text:p>100,0%</text:p>
          </table:table-cell>
          <table:table-cell office:value-type="float" office:value="102204" table:style-name="ce38">
            <text:p>102.204</text:p>
          </table:table-cell>
          <table:table-cell office:value-type="percentage" office:value="0.99324580413803831" table:style-name="ce39">
            <text:p>99,3%</text:p>
          </table:table-cell>
          <table:table-cell office:value-type="float" office:value="143183" table:style-name="ce38">
            <text:p>143.183</text:p>
          </table:table-cell>
          <table:table-cell office:value-type="percentage" office:value="0.97463736054292116" table:style-name="ce39">
            <text:p>97,5%</text:p>
          </table:table-cell>
          <table:table-cell office:value-type="float" office:value="199974" table:style-name="ce38">
            <text:p>199.974</text:p>
          </table:table-cell>
          <table:table-cell office:value-type="percentage" office:value="0.9377180477923247" table:style-name="ce39">
            <text:p>93,8%</text:p>
          </table:table-cell>
          <table:table-cell office:value-type="float" office:value="216100" table:style-name="ce38">
            <text:p>216.100</text:p>
          </table:table-cell>
          <table:table-cell office:value-type="percentage" office:value="0.85026184602430777" table:style-name="ce39">
            <text:p>85,0%</text:p>
          </table:table-cell>
          <table:table-cell office:value-type="float" office:value="139050" table:style-name="ce38">
            <text:p>139.050</text:p>
          </table:table-cell>
          <table:table-cell office:value-type="percentage" office:value="0.66530145500303828" table:style-name="ce39">
            <text:p>66,5%</text:p>
          </table:table-cell>
          <table:table-cell office:value-type="float" office:value="95031" table:style-name="ce38">
            <text:p>95.031</text:p>
          </table:table-cell>
          <table:table-cell office:value-type="percentage" office:value="0.5517103246481817" table:style-name="ce39">
            <text:p>55,2%</text:p>
          </table:table-cell>
          <table:table-cell office:value-type="float" office:value="2215" table:style-name="ce38">
            <text:p>2.215</text:p>
          </table:table-cell>
          <table:table-cell office:value-type="percentage" office:value="1.5610244266847083E-2" table:style-name="ce39">
            <text:p>1,6%</text:p>
          </table:table-cell>
          <table:table-cell office:value-type="float" office:value="971330" table:style-name="ce38">
            <text:p>971.330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4139574716231971" table:style-name="ce39">
            <text:p>7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5" table:style-name="ce38">
            <text:p>42.415</text:p>
          </table:table-cell>
          <table:table-cell office:value-type="percentage" office:value="1" table:style-name="ce39">
            <text:p>100,0%</text:p>
          </table:table-cell>
          <table:table-cell office:value-type="float" office:value="55717" table:style-name="ce38">
            <text:p>55.717</text:p>
          </table:table-cell>
          <table:table-cell office:value-type="percentage" office:value="0.99865572125035851" table:style-name="ce39">
            <text:p>99,9%</text:p>
          </table:table-cell>
          <table:table-cell office:value-type="float" office:value="70125" table:style-name="ce38">
            <text:p>70.125</text:p>
          </table:table-cell>
          <table:table-cell office:value-type="percentage" office:value="0.94963707274795517" table:style-name="ce39">
            <text:p>95,0%</text:p>
          </table:table-cell>
          <table:table-cell office:value-type="float" office:value="88675" table:style-name="ce38">
            <text:p>88.675</text:p>
          </table:table-cell>
          <table:table-cell office:value-type="percentage" office:value="0.91706827724574436" table:style-name="ce39">
            <text:p>91,7%</text:p>
          </table:table-cell>
          <table:table-cell office:value-type="float" office:value="90344" table:style-name="ce38">
            <text:p>90.344</text:p>
          </table:table-cell>
          <table:table-cell office:value-type="percentage" office:value="0.83650302772170881" table:style-name="ce39">
            <text:p>83,7%</text:p>
          </table:table-cell>
          <table:table-cell office:value-type="float" office:value="53704" table:style-name="ce38">
            <text:p>53.704</text:p>
          </table:table-cell>
          <table:table-cell office:value-type="percentage" office:value="0.66023284690377548" table:style-name="ce39">
            <text:p>66,0%</text:p>
          </table:table-cell>
          <table:table-cell office:value-type="float" office:value="35698" table:style-name="ce38">
            <text:p>35.698</text:p>
          </table:table-cell>
          <table:table-cell office:value-type="percentage" office:value="0.52399195619945105" table:style-name="ce39">
            <text:p>52,4%</text:p>
          </table:table-cell>
          <table:table-cell office:value-type="float" office:value="5807" table:style-name="ce38">
            <text:p>5.807</text:p>
          </table:table-cell>
          <table:table-cell office:value-type="percentage" office:value="0.10298290416400653" table:style-name="ce39">
            <text:p>10,3%</text:p>
          </table:table-cell>
          <table:table-cell office:value-type="float" office:value="442485" table:style-name="ce38">
            <text:p>442.485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6112833144693248" table:style-name="ce39">
            <text:p>76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89" table:style-name="ce38">
            <text:p>163.689</text:p>
          </table:table-cell>
          <table:table-cell office:value-type="percentage" office:value="1" table:style-name="ce39">
            <text:p>100,0%</text:p>
          </table:table-cell>
          <table:table-cell office:value-type="float" office:value="212930" table:style-name="ce38">
            <text:p>212.930</text:p>
          </table:table-cell>
          <table:table-cell office:value-type="percentage" office:value="0.9992913492990928" table:style-name="ce39">
            <text:p>99,9%</text:p>
          </table:table-cell>
          <table:table-cell office:value-type="float" office:value="273562" table:style-name="ce38">
            <text:p>273.562</text:p>
          </table:table-cell>
          <table:table-cell office:value-type="percentage" office:value="0.97659209121837509" table:style-name="ce39">
            <text:p>97,7%</text:p>
          </table:table-cell>
          <table:table-cell office:value-type="float" office:value="310374" table:style-name="ce38">
            <text:p>310.374</text:p>
          </table:table-cell>
          <table:table-cell office:value-type="percentage" office:value="0.9129264626724749" table:style-name="ce39">
            <text:p>91,3%</text:p>
          </table:table-cell>
          <table:table-cell office:value-type="float" office:value="299143" table:style-name="ce38">
            <text:p>299.143</text:p>
          </table:table-cell>
          <table:table-cell office:value-type="percentage" office:value="0.82605838186522629" table:style-name="ce39">
            <text:p>82,6%</text:p>
          </table:table-cell>
          <table:table-cell office:value-type="float" office:value="158047" table:style-name="ce38">
            <text:p>158.047</text:p>
          </table:table-cell>
          <table:table-cell office:value-type="percentage" office:value="0.60660620319870429" table:style-name="ce39">
            <text:p>60,7%</text:p>
          </table:table-cell>
          <table:table-cell office:value-type="float" office:value="59713" table:style-name="ce38">
            <text:p>59.713</text:p>
          </table:table-cell>
          <table:table-cell office:value-type="percentage" office:value="0.2962924370081475" table:style-name="ce39">
            <text:p>29,6%</text:p>
          </table:table-cell>
          <table:table-cell office:value-type="float" office:value="15190" table:style-name="ce38">
            <text:p>15.190</text:p>
          </table:table-cell>
          <table:table-cell office:value-type="percentage" office:value="9.0091693059558969E-2" table:style-name="ce39">
            <text:p>9,0%</text:p>
          </table:table-cell>
          <table:table-cell office:value-type="float" office:value="1492648" table:style-name="ce38">
            <text:p>1.492.64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5236435724211836" table:style-name="ce39">
            <text:p>75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4" table:style-name="ce38">
            <text:p>2.374</text:p>
          </table:table-cell>
          <table:table-cell office:value-type="percentage" office:value="0.91132437619961615" table:style-name="ce39">
            <text:p>91,1%</text:p>
          </table:table-cell>
          <table:table-cell office:value-type="float" office:value="3835" table:style-name="ce38">
            <text:p>3.835</text:p>
          </table:table-cell>
          <table:table-cell office:value-type="percentage" office:value="0.88814265863825848" table:style-name="ce39">
            <text:p>88,8%</text:p>
          </table:table-cell>
          <table:table-cell office:value-type="float" office:value="7372" table:style-name="ce38">
            <text:p>7.372</text:p>
          </table:table-cell>
          <table:table-cell office:value-type="percentage" office:value="0.93827160493827155" table:style-name="ce39">
            <text:p>93,8%</text:p>
          </table:table-cell>
          <table:table-cell office:value-type="float" office:value="9956" table:style-name="ce38">
            <text:p>9.956</text:p>
          </table:table-cell>
          <table:table-cell office:value-type="percentage" office:value="0.8615437867774316" table:style-name="ce39">
            <text:p>86,2%</text:p>
          </table:table-cell>
          <table:table-cell office:value-type="float" office:value="10036" table:style-name="ce38">
            <text:p>10.036</text:p>
          </table:table-cell>
          <table:table-cell office:value-type="percentage" office:value="0.79386173073880717" table:style-name="ce39">
            <text:p>79,4%</text:p>
          </table:table-cell>
          <table:table-cell office:value-type="float" office:value="7731" table:style-name="ce38">
            <text:p>7.731</text:p>
          </table:table-cell>
          <table:table-cell office:value-type="percentage" office:value="0.64999159239952919" table:style-name="ce39">
            <text:p>65,0%</text:p>
          </table:table-cell>
          <table:table-cell office:value-type="float" office:value="7043" table:style-name="ce38">
            <text:p>7.043</text:p>
          </table:table-cell>
          <table:table-cell office:value-type="percentage" office:value="0.64219932524847267" table:style-name="ce39">
            <text:p>64,2%</text:p>
          </table:table-cell>
          <table:table-cell office:value-type="float" office:value="3118" table:style-name="ce38">
            <text:p>3.118</text:p>
          </table:table-cell>
          <table:table-cell office:value-type="percentage" office:value="0.34166118781503396" table:style-name="ce39">
            <text:p>34,2%</text:p>
          </table:table-cell>
          <table:table-cell office:value-type="float" office:value="51465" table:style-name="ce38">
            <text:p>51.46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2521665609807651" table:style-name="ce39">
            <text:p>72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6" table:style-name="ce38">
            <text:p>1.986</text:p>
          </table:table-cell>
          <table:table-cell office:value-type="percentage" office:value="0.84546615581098339" table:style-name="ce39">
            <text:p>84,5%</text:p>
          </table:table-cell>
          <table:table-cell office:value-type="float" office:value="3263" table:style-name="ce38">
            <text:p>3.263</text:p>
          </table:table-cell>
          <table:table-cell office:value-type="percentage" office:value="0.87059765208110995" table:style-name="ce39">
            <text:p>87,1%</text:p>
          </table:table-cell>
          <table:table-cell office:value-type="float" office:value="6926" table:style-name="ce38">
            <text:p>6.926</text:p>
          </table:table-cell>
          <table:table-cell office:value-type="percentage" office:value="0.88488565222946214" table:style-name="ce39">
            <text:p>88,5%</text:p>
          </table:table-cell>
          <table:table-cell office:value-type="float" office:value="9268" table:style-name="ce38">
            <text:p>9.268</text:p>
          </table:table-cell>
          <table:table-cell office:value-type="percentage" office:value="0.82024957960881495" table:style-name="ce39">
            <text:p>82,0%</text:p>
          </table:table-cell>
          <table:table-cell office:value-type="float" office:value="9415" table:style-name="ce38">
            <text:p>9.415</text:p>
          </table:table-cell>
          <table:table-cell office:value-type="percentage" office:value="0.78445259123479416" table:style-name="ce39">
            <text:p>78,4%</text:p>
          </table:table-cell>
          <table:table-cell office:value-type="float" office:value="7595" table:style-name="ce38">
            <text:p>7.595</text:p>
          </table:table-cell>
          <table:table-cell office:value-type="percentage" office:value="0.62597873567955165" table:style-name="ce39">
            <text:p>62,6%</text:p>
          </table:table-cell>
          <table:table-cell office:value-type="float" office:value="7049" table:style-name="ce38">
            <text:p>7.049</text:p>
          </table:table-cell>
          <table:table-cell office:value-type="percentage" office:value="0.58766152563568153" table:style-name="ce39">
            <text:p>58,8%</text:p>
          </table:table-cell>
          <table:table-cell office:value-type="float" office:value="3116" table:style-name="ce38">
            <text:p>3.116</text:p>
          </table:table-cell>
          <table:table-cell office:value-type="percentage" office:value="0.32546480050135784" table:style-name="ce39">
            <text:p>32,5%</text:p>
          </table:table-cell>
          <table:table-cell office:value-type="float" office:value="48618" table:style-name="ce38">
            <text:p>48.61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8546533760063166" table:style-name="ce39">
            <text:p>68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78" table:style-name="ce38">
            <text:p>3.478</text:p>
          </table:table-cell>
          <table:table-cell office:value-type="string" table:style-name="ce39">
            <text:p>-</text:p>
          </table:table-cell>
          <table:table-cell office:value-type="float" office:value="9381" table:style-name="ce38">
            <text:p>9.381</text:p>
          </table:table-cell>
          <table:table-cell office:value-type="string" table:style-name="ce39">
            <text:p>-</text:p>
          </table:table-cell>
          <table:table-cell office:value-type="float" office:value="21559" table:style-name="ce38">
            <text:p>21.559</text:p>
          </table:table-cell>
          <table:table-cell office:value-type="string" table:style-name="ce39">
            <text:p>-</text:p>
          </table:table-cell>
          <table:table-cell office:value-type="float" office:value="30686" table:style-name="ce38">
            <text:p>30.686</text:p>
          </table:table-cell>
          <table:table-cell office:value-type="string" table:style-name="ce39">
            <text:p>-</text:p>
          </table:table-cell>
          <table:table-cell office:value-type="float" office:value="23448" table:style-name="ce38">
            <text:p>23.448</text:p>
          </table:table-cell>
          <table:table-cell office:value-type="string" table:style-name="ce39">
            <text:p>-</text:p>
          </table:table-cell>
          <table:table-cell office:value-type="float" office:value="928" table:style-name="ce38">
            <text:p>928</text:p>
          </table:table-cell>
          <table:table-cell office:value-type="string" table:style-name="ce39">
            <text:p>-</text:p>
          </table:table-cell>
          <table:table-cell office:value-type="float" office:value="89529" table:style-name="ce38">
            <text:p>89.52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32" table:style-name="ce41">
            <text:p>132</text:p>
          </table:table-cell>
          <table:table-cell office:value-type="string" table:style-name="ce42">
            <text:p>-</text:p>
          </table:table-cell>
          <table:table-cell office:value-type="float" office:value="411" table:style-name="ce41">
            <text:p>411</text:p>
          </table:table-cell>
          <table:table-cell office:value-type="string" table:style-name="ce42">
            <text:p>-</text:p>
          </table:table-cell>
          <table:table-cell office:value-type="float" office:value="793" table:style-name="ce41">
            <text:p>793</text:p>
          </table:table-cell>
          <table:table-cell office:value-type="string" table:style-name="ce42">
            <text:p>-</text:p>
          </table:table-cell>
          <table:table-cell office:value-type="float" office:value="872" table:style-name="ce41">
            <text:p>872</text:p>
          </table:table-cell>
          <table:table-cell office:value-type="string" table:style-name="ce42">
            <text:p>-</text:p>
          </table:table-cell>
          <table:table-cell office:value-type="float" office:value="787" table:style-name="ce41">
            <text:p>787</text:p>
          </table:table-cell>
          <table:table-cell office:value-type="string" table:style-name="ce42">
            <text:p>-</text:p>
          </table:table-cell>
          <table:table-cell office:value-type="float" office:value="84" table:style-name="ce41">
            <text:p>84</text:p>
          </table:table-cell>
          <table:table-cell office:value-type="string" table:style-name="ce42">
            <text:p>-</text:p>
          </table:table-cell>
          <table:table-cell office:value-type="float" office:value="3116" table:style-name="ce41">
            <text:p>3.116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5805" table:style-name="ce45">
            <text:p>2.925.805</text:p>
          </table:table-cell>
          <table:table-cell office:value-type="percentage" office:value="1" table:style-name="ce46">
            <text:p>100,0%</text:p>
          </table:table-cell>
          <table:table-cell office:value-type="float" office:value="3918598" table:style-name="ce45">
            <text:p>3.918.598</text:p>
          </table:table-cell>
          <table:table-cell office:value-type="percentage" office:value="0.98953370479375868" table:style-name="ce46">
            <text:p>99,0%</text:p>
          </table:table-cell>
          <table:table-cell office:value-type="float" office:value="5152839" table:style-name="ce45">
            <text:p>5.152.839</text:p>
          </table:table-cell>
          <table:table-cell office:value-type="percentage" office:value="0.9654960683801681" table:style-name="ce46">
            <text:p>96,5%</text:p>
          </table:table-cell>
          <table:table-cell office:value-type="float" office:value="6451023" table:style-name="ce45">
            <text:p>6.451.023</text:p>
          </table:table-cell>
          <table:table-cell office:value-type="percentage" office:value="0.91721062612660387" table:style-name="ce46">
            <text:p>91,7%</text:p>
          </table:table-cell>
          <table:table-cell office:value-type="float" office:value="6532342" table:style-name="ce45">
            <text:p>6.532.342</text:p>
          </table:table-cell>
          <table:table-cell office:value-type="percentage" office:value="0.82774451302672658" table:style-name="ce46">
            <text:p>82,8%</text:p>
          </table:table-cell>
          <table:table-cell office:value-type="float" office:value="4074589" table:style-name="ce45">
            <text:p>4.074.589</text:p>
          </table:table-cell>
          <table:table-cell office:value-type="percentage" office:value="0.65398482249061574" table:style-name="ce46">
            <text:p>65,4%</text:p>
          </table:table-cell>
          <table:table-cell office:value-type="float" office:value="2324829" table:style-name="ce45">
            <text:p>2.324.829</text:p>
          </table:table-cell>
          <table:table-cell office:value-type="percentage" office:value="0.4701715392829407" table:style-name="ce46">
            <text:p>47,0%</text:p>
          </table:table-cell>
          <table:table-cell office:value-type="float" office:value="471593" table:style-name="ce45">
            <text:p>471.593</text:p>
          </table:table-cell>
          <table:table-cell office:value-type="percentage" office:value="0.12127309841936325" table:style-name="ce46">
            <text:p>12,1%</text:p>
          </table:table-cell>
          <table:table-cell office:value-type="float" office:value="31851618" table:style-name="ce45">
            <text:p>31.851.61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5621435956990046" table:style-name="ce46">
            <text:p>75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618" table:style-name="ce35">
            <text:p>425.618</text:p>
          </table:table-cell>
          <table:table-cell office:value-type="percentage" office:value="1" table:style-name="ce36">
            <text:p>100,0%</text:p>
          </table:table-cell>
          <table:table-cell office:value-type="float" office:value="644020" table:style-name="ce35">
            <text:p>644.020</text:p>
          </table:table-cell>
          <table:table-cell office:value-type="percentage" office:value="0.99021957898524093" table:style-name="ce36">
            <text:p>99,0%</text:p>
          </table:table-cell>
          <table:table-cell office:value-type="float" office:value="813613" table:style-name="ce35">
            <text:p>813.613</text:p>
          </table:table-cell>
          <table:table-cell office:value-type="percentage" office:value="0.88808127953265137" table:style-name="ce36">
            <text:p>88,8%</text:p>
          </table:table-cell>
          <table:table-cell office:value-type="float" office:value="1109559" table:style-name="ce35">
            <text:p>1.109.559</text:p>
          </table:table-cell>
          <table:table-cell office:value-type="percentage" office:value="0.87710717845790698" table:style-name="ce36">
            <text:p>87,7%</text:p>
          </table:table-cell>
          <table:table-cell office:value-type="float" office:value="1086070" table:style-name="ce35">
            <text:p>1.086.070</text:p>
          </table:table-cell>
          <table:table-cell office:value-type="percentage" office:value="0.78410152521741894" table:style-name="ce36">
            <text:p>78,4%</text:p>
          </table:table-cell>
          <table:table-cell office:value-type="float" office:value="469048" table:style-name="ce35">
            <text:p>469.048</text:p>
          </table:table-cell>
          <table:table-cell office:value-type="percentage" office:value="0.41136730990679843" table:style-name="ce36">
            <text:p>41,1%</text:p>
          </table:table-cell>
          <table:table-cell office:value-type="float" office:value="113911" table:style-name="ce35">
            <text:p>113.911</text:p>
          </table:table-cell>
          <table:table-cell office:value-type="percentage" office:value="0.12266009958306054" table:style-name="ce36">
            <text:p>12,3%</text:p>
          </table:table-cell>
          <table:table-cell office:value-type="float" office:value="6463" table:style-name="ce35">
            <text:p>6.463</text:p>
          </table:table-cell>
          <table:table-cell office:value-type="percentage" office:value="8.5840615109170192E-3" table:style-name="ce36">
            <text:p>0,9%</text:p>
          </table:table-cell>
          <table:table-cell office:value-type="float" office:value="4668302" table:style-name="ce35">
            <text:p>4.668.30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2645164536918063" table:style-name="ce36">
            <text:p>6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40" table:style-name="ce38">
            <text:p>99.240</text:p>
          </table:table-cell>
          <table:table-cell office:value-type="percentage" office:value="1" table:style-name="ce39">
            <text:p>100,0%</text:p>
          </table:table-cell>
          <table:table-cell office:value-type="float" office:value="117582" table:style-name="ce38">
            <text:p>117.582</text:p>
          </table:table-cell>
          <table:table-cell office:value-type="percentage" office:value="0.98845782018410322" table:style-name="ce39">
            <text:p>98,8%</text:p>
          </table:table-cell>
          <table:table-cell office:value-type="float" office:value="132638" table:style-name="ce38">
            <text:p>132.638</text:p>
          </table:table-cell>
          <table:table-cell office:value-type="percentage" office:value="0.84824803187373299" table:style-name="ce39">
            <text:p>84,8%</text:p>
          </table:table-cell>
          <table:table-cell office:value-type="float" office:value="174291" table:style-name="ce38">
            <text:p>174.291</text:p>
          </table:table-cell>
          <table:table-cell office:value-type="percentage" office:value="0.87907659407059202" table:style-name="ce39">
            <text:p>87,9%</text:p>
          </table:table-cell>
          <table:table-cell office:value-type="float" office:value="166665" table:style-name="ce38">
            <text:p>166.665</text:p>
          </table:table-cell>
          <table:table-cell office:value-type="percentage" office:value="0.77539161545153834" table:style-name="ce39">
            <text:p>77,5%</text:p>
          </table:table-cell>
          <table:table-cell office:value-type="float" office:value="62727" table:style-name="ce38">
            <text:p>62.727</text:p>
          </table:table-cell>
          <table:table-cell office:value-type="percentage" office:value="0.3818158577115518" table:style-name="ce39">
            <text:p>38,2%</text:p>
          </table:table-cell>
          <table:table-cell office:value-type="float" office:value="30238" table:style-name="ce38">
            <text:p>30.238</text:p>
          </table:table-cell>
          <table:table-cell office:value-type="percentage" office:value="0.23188472481039255" table:style-name="ce39">
            <text:p>23,2%</text:p>
          </table:table-cell>
          <table:table-cell office:value-type="float" office:value="7595" table:style-name="ce38">
            <text:p>7.595</text:p>
          </table:table-cell>
          <table:table-cell office:value-type="percentage" office:value="7.365991329563859E-2" table:style-name="ce39">
            <text:p>7,4%</text:p>
          </table:table-cell>
          <table:table-cell office:value-type="float" office:value="790976" table:style-name="ce38">
            <text:p>790.976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6741482397771057" table:style-name="ce39">
            <text:p>6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35" table:style-name="ce38">
            <text:p>87.535</text:p>
          </table:table-cell>
          <table:table-cell office:value-type="percentage" office:value="0.99668663038280236" table:style-name="ce39">
            <text:p>99,7%</text:p>
          </table:table-cell>
          <table:table-cell office:value-type="float" office:value="112789" table:style-name="ce38">
            <text:p>112.789</text:p>
          </table:table-cell>
          <table:table-cell office:value-type="percentage" office:value="1" table:style-name="ce39">
            <text:p>100,0%</text:p>
          </table:table-cell>
          <table:table-cell office:value-type="float" office:value="139900" table:style-name="ce38">
            <text:p>139.900</text:p>
          </table:table-cell>
          <table:table-cell office:value-type="percentage" office:value="0.93483548499184776" table:style-name="ce39">
            <text:p>93,5%</text:p>
          </table:table-cell>
          <table:table-cell office:value-type="float" office:value="145332" table:style-name="ce38">
            <text:p>145.332</text:p>
          </table:table-cell>
          <table:table-cell office:value-type="percentage" office:value="0.89355344461864794" table:style-name="ce39">
            <text:p>89,4%</text:p>
          </table:table-cell>
          <table:table-cell office:value-type="float" office:value="134397" table:style-name="ce38">
            <text:p>134.397</text:p>
          </table:table-cell>
          <table:table-cell office:value-type="percentage" office:value="0.80480618948099625" table:style-name="ce39">
            <text:p>80,5%</text:p>
          </table:table-cell>
          <table:table-cell office:value-type="float" office:value="46046" table:style-name="ce38">
            <text:p>46.046</text:p>
          </table:table-cell>
          <table:table-cell office:value-type="percentage" office:value="0.40232064376894916" table:style-name="ce39">
            <text:p>40,2%</text:p>
          </table:table-cell>
          <table:table-cell office:value-type="float" office:value="10525" table:style-name="ce38">
            <text:p>10.525</text:p>
          </table:table-cell>
          <table:table-cell office:value-type="percentage" office:value="0.13304091719229943" table:style-name="ce39">
            <text:p>13,3%</text:p>
          </table:table-cell>
          <table:table-cell office:value-type="float" office:value="615" table:style-name="ce38">
            <text:p>615</text:p>
          </table:table-cell>
          <table:table-cell office:value-type="percentage" office:value="9.6093749999999999E-3" table:style-name="ce39">
            <text:p>1,0%</text:p>
          </table:table-cell>
          <table:table-cell office:value-type="float" office:value="677139" table:style-name="ce38">
            <text:p>677.13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504489108891812" table:style-name="ce39">
            <text:p>7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76" table:style-name="ce38">
            <text:p>50.276</text:p>
          </table:table-cell>
          <table:table-cell office:value-type="percentage" office:value="1" table:style-name="ce39">
            <text:p>100,0%</text:p>
          </table:table-cell>
          <table:table-cell office:value-type="float" office:value="77619" table:style-name="ce38">
            <text:p>77.619</text:p>
          </table:table-cell>
          <table:table-cell office:value-type="percentage" office:value="0.9640195737493169" table:style-name="ce39">
            <text:p>96,4%</text:p>
          </table:table-cell>
          <table:table-cell office:value-type="float" office:value="96753" table:style-name="ce38">
            <text:p>96.753</text:p>
          </table:table-cell>
          <table:table-cell office:value-type="percentage" office:value="0.82531924149755609" table:style-name="ce39">
            <text:p>82,5%</text:p>
          </table:table-cell>
          <table:table-cell office:value-type="float" office:value="138835" table:style-name="ce38">
            <text:p>138.835</text:p>
          </table:table-cell>
          <table:table-cell office:value-type="percentage" office:value="0.83737944594896163" table:style-name="ce39">
            <text:p>83,7%</text:p>
          </table:table-cell>
          <table:table-cell office:value-type="float" office:value="145532" table:style-name="ce38">
            <text:p>145.532</text:p>
          </table:table-cell>
          <table:table-cell office:value-type="percentage" office:value="0.70587664668335182" table:style-name="ce39">
            <text:p>70,6%</text:p>
          </table:table-cell>
          <table:table-cell office:value-type="float" office:value="75672" table:style-name="ce38">
            <text:p>75.672</text:p>
          </table:table-cell>
          <table:table-cell office:value-type="percentage" office:value="0.41535345551548686" table:style-name="ce39">
            <text:p>41,5%</text:p>
          </table:table-cell>
          <table:table-cell office:value-type="float" office:value="37962" table:style-name="ce38">
            <text:p>37.962</text:p>
          </table:table-cell>
          <table:table-cell office:value-type="percentage" office:value="0.27520262139159934" table:style-name="ce39">
            <text:p>27,5%</text:p>
          </table:table-cell>
          <table:table-cell office:value-type="float" office:value="11425" table:style-name="ce38">
            <text:p>11.425</text:p>
          </table:table-cell>
          <table:table-cell office:value-type="percentage" office:value="0.11965856723921241" table:style-name="ce39">
            <text:p>12,0%</text:p>
          </table:table-cell>
          <table:table-cell office:value-type="float" office:value="634074" table:style-name="ce38">
            <text:p>634.074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1271061885247091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406" table:style-name="ce38">
            <text:p>90.406</text:p>
          </table:table-cell>
          <table:table-cell office:value-type="percentage" office:value="1" table:style-name="ce39">
            <text:p>100,0%</text:p>
          </table:table-cell>
          <table:table-cell office:value-type="float" office:value="147423" table:style-name="ce38">
            <text:p>147.423</text:p>
          </table:table-cell>
          <table:table-cell office:value-type="percentage" office:value="0.95400275672842338" table:style-name="ce39">
            <text:p>95,4%</text:p>
          </table:table-cell>
          <table:table-cell office:value-type="float" office:value="194243" table:style-name="ce38">
            <text:p>194.243</text:p>
          </table:table-cell>
          <table:table-cell office:value-type="percentage" office:value="0.82624249230088642" table:style-name="ce39">
            <text:p>82,6%</text:p>
          </table:table-cell>
          <table:table-cell office:value-type="float" office:value="298519" table:style-name="ce38">
            <text:p>298.519</text:p>
          </table:table-cell>
          <table:table-cell office:value-type="percentage" office:value="0.85166556351851008" table:style-name="ce39">
            <text:p>85,2%</text:p>
          </table:table-cell>
          <table:table-cell office:value-type="float" office:value="269147" table:style-name="ce38">
            <text:p>269.147</text:p>
          </table:table-cell>
          <table:table-cell office:value-type="percentage" office:value="0.69381373671131463" table:style-name="ce39">
            <text:p>69,4%</text:p>
          </table:table-cell>
          <table:table-cell office:value-type="float" office:value="128641" table:style-name="ce38">
            <text:p>128.641</text:p>
          </table:table-cell>
          <table:table-cell office:value-type="percentage" office:value="0.41372445599387653" table:style-name="ce39">
            <text:p>41,4%</text:p>
          </table:table-cell>
          <table:table-cell office:value-type="float" office:value="43678" table:style-name="ce38">
            <text:p>43.678</text:p>
          </table:table-cell>
          <table:table-cell office:value-type="percentage" office:value="0.17349889572111793" table:style-name="ce39">
            <text:p>17,3%</text:p>
          </table:table-cell>
          <table:table-cell office:value-type="float" office:value="5600" table:style-name="ce38">
            <text:p>5.600</text:p>
          </table:table-cell>
          <table:table-cell office:value-type="percentage" office:value="3.1146237145224891E-2" table:style-name="ce39">
            <text:p>3,1%</text:p>
          </table:table-cell>
          <table:table-cell office:value-type="float" office:value="1177657" table:style-name="ce38">
            <text:p>1.177.65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0060822919928558" table:style-name="ce39">
            <text:p>6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71" table:style-name="ce38">
            <text:p>41.771</text:p>
          </table:table-cell>
          <table:table-cell office:value-type="percentage" office:value="1" table:style-name="ce39">
            <text:p>100,0%</text:p>
          </table:table-cell>
          <table:table-cell office:value-type="float" office:value="55435" table:style-name="ce38">
            <text:p>55.435</text:p>
          </table:table-cell>
          <table:table-cell office:value-type="percentage" office:value="1" table:style-name="ce39">
            <text:p>100,0%</text:p>
          </table:table-cell>
          <table:table-cell office:value-type="float" office:value="71693" table:style-name="ce38">
            <text:p>71.693</text:p>
          </table:table-cell>
          <table:table-cell office:value-type="percentage" office:value="0.92692481737668886" table:style-name="ce39">
            <text:p>92,7%</text:p>
          </table:table-cell>
          <table:table-cell office:value-type="float" office:value="77426" table:style-name="ce38">
            <text:p>77.426</text:p>
          </table:table-cell>
          <table:table-cell office:value-type="percentage" office:value="0.86063314214574715" table:style-name="ce39">
            <text:p>86,1%</text:p>
          </table:table-cell>
          <table:table-cell office:value-type="float" office:value="72035" table:style-name="ce38">
            <text:p>72.035</text:p>
          </table:table-cell>
          <table:table-cell office:value-type="percentage" office:value="0.73678773435342493" table:style-name="ce39">
            <text:p>73,7%</text:p>
          </table:table-cell>
          <table:table-cell office:value-type="float" office:value="10927" table:style-name="ce38">
            <text:p>10.927</text:p>
          </table:table-cell>
          <table:table-cell office:value-type="percentage" office:value="0.15505228952932329" table:style-name="ce39">
            <text:p>15,5%</text:p>
          </table:table-cell>
          <table:table-cell office:value-type="float" office:value="5402" table:style-name="ce38">
            <text:p>5.402</text:p>
          </table:table-cell>
          <table:table-cell office:value-type="percentage" office:value="0.10695970695970695" table:style-name="ce39">
            <text:p>10,7%</text:p>
          </table:table-cell>
          <table:table-cell office:value-type="float" office:value="267" table:style-name="ce38">
            <text:p>267</text:p>
          </table:table-cell>
          <table:table-cell office:value-type="percentage" office:value="6.073288902031254E-3" table:style-name="ce39">
            <text:p>0,6%</text:p>
          </table:table-cell>
          <table:table-cell office:value-type="float" office:value="334956" table:style-name="ce38">
            <text:p>334.95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390741175325827" table:style-name="ce39">
            <text:p>6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839" table:style-name="ce38">
            <text:p>225.839</text:p>
          </table:table-cell>
          <table:table-cell office:value-type="percentage" office:value="1" table:style-name="ce39">
            <text:p>100,0%</text:p>
          </table:table-cell>
          <table:table-cell office:value-type="float" office:value="247571" table:style-name="ce38">
            <text:p>247.571</text:p>
          </table:table-cell>
          <table:table-cell office:value-type="percentage" office:value="1" table:style-name="ce39">
            <text:p>100,0%</text:p>
          </table:table-cell>
          <table:table-cell office:value-type="float" office:value="300980" table:style-name="ce38">
            <text:p>300.980</text:p>
          </table:table-cell>
          <table:table-cell office:value-type="percentage" office:value="0.94476967746998353" table:style-name="ce39">
            <text:p>94,5%</text:p>
          </table:table-cell>
          <table:table-cell office:value-type="float" office:value="335058" table:style-name="ce38">
            <text:p>335.058</text:p>
          </table:table-cell>
          <table:table-cell office:value-type="percentage" office:value="0.8790135764412671" table:style-name="ce39">
            <text:p>87,9%</text:p>
          </table:table-cell>
          <table:table-cell office:value-type="float" office:value="285126" table:style-name="ce38">
            <text:p>285.126</text:p>
          </table:table-cell>
          <table:table-cell office:value-type="percentage" office:value="0.78481165962483312" table:style-name="ce39">
            <text:p>78,5%</text:p>
          </table:table-cell>
          <table:table-cell office:value-type="float" office:value="62650" table:style-name="ce38">
            <text:p>62.650</text:p>
          </table:table-cell>
          <table:table-cell office:value-type="percentage" office:value="0.23395809293345732" table:style-name="ce39">
            <text:p>23,4%</text:p>
          </table:table-cell>
          <table:table-cell office:value-type="float" office:value="26989" table:style-name="ce38">
            <text:p>26.989</text:p>
          </table:table-cell>
          <table:table-cell office:value-type="percentage" office:value="0.12790631546022388" table:style-name="ce39">
            <text:p>12,8%</text:p>
          </table:table-cell>
          <table:table-cell office:value-type="float" office:value="1330" table:style-name="ce38">
            <text:p>1.330</text:p>
          </table:table-cell>
          <table:table-cell office:value-type="percentage" office:value="8.043933180921968E-3" table:style-name="ce39">
            <text:p>0,8%</text:p>
          </table:table-cell>
          <table:table-cell office:value-type="float" office:value="1485543" table:style-name="ce38">
            <text:p>1.485.54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8261502683741271" table:style-name="ce39">
            <text:p>6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34" table:style-name="ce38">
            <text:p>135.434</text:p>
          </table:table-cell>
          <table:table-cell office:value-type="percentage" office:value="1" table:style-name="ce39">
            <text:p>100,0%</text:p>
          </table:table-cell>
          <table:table-cell office:value-type="float" office:value="156081" table:style-name="ce38">
            <text:p>156.081</text:p>
          </table:table-cell>
          <table:table-cell office:value-type="percentage" office:value="0.98101834683628641" table:style-name="ce39">
            <text:p>98,1%</text:p>
          </table:table-cell>
          <table:table-cell office:value-type="float" office:value="186979" table:style-name="ce38">
            <text:p>186.979</text:p>
          </table:table-cell>
          <table:table-cell office:value-type="percentage" office:value="0.85595850652798888" table:style-name="ce39">
            <text:p>85,6%</text:p>
          </table:table-cell>
          <table:table-cell office:value-type="float" office:value="253180" table:style-name="ce38">
            <text:p>253.180</text:p>
          </table:table-cell>
          <table:table-cell office:value-type="percentage" office:value="0.8234085040230521" table:style-name="ce39">
            <text:p>82,3%</text:p>
          </table:table-cell>
          <table:table-cell office:value-type="float" office:value="240494" table:style-name="ce38">
            <text:p>240.494</text:p>
          </table:table-cell>
          <table:table-cell office:value-type="percentage" office:value="0.72743606418535711" table:style-name="ce39">
            <text:p>72,7%</text:p>
          </table:table-cell>
          <table:table-cell office:value-type="float" office:value="117728" table:style-name="ce38">
            <text:p>117.728</text:p>
          </table:table-cell>
          <table:table-cell office:value-type="percentage" office:value="0.44275124952519923" table:style-name="ce39">
            <text:p>44,3%</text:p>
          </table:table-cell>
          <table:table-cell office:value-type="float" office:value="30289" table:style-name="ce38">
            <text:p>30.289</text:p>
          </table:table-cell>
          <table:table-cell office:value-type="percentage" office:value="0.13888366675990077" table:style-name="ce39">
            <text:p>13,9%</text:p>
          </table:table-cell>
          <table:table-cell office:value-type="float" office:value="1238" table:style-name="ce38">
            <text:p>1.238</text:p>
          </table:table-cell>
          <table:table-cell office:value-type="percentage" office:value="7.1160876462879087E-3" table:style-name="ce39">
            <text:p>0,7%</text:p>
          </table:table-cell>
          <table:table-cell office:value-type="float" office:value="1121423" table:style-name="ce38">
            <text:p>1.121.42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1998724004635153" table:style-name="ce39">
            <text:p>62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158" table:style-name="ce38">
            <text:p>449.158</text:p>
          </table:table-cell>
          <table:table-cell office:value-type="percentage" office:value="1" table:style-name="ce39">
            <text:p>100,0%</text:p>
          </table:table-cell>
          <table:table-cell office:value-type="float" office:value="605787" table:style-name="ce38">
            <text:p>605.787</text:p>
          </table:table-cell>
          <table:table-cell office:value-type="percentage" office:value="0.95355678963374324" table:style-name="ce39">
            <text:p>95,4%</text:p>
          </table:table-cell>
          <table:table-cell office:value-type="float" office:value="747505" table:style-name="ce38">
            <text:p>747.505</text:p>
          </table:table-cell>
          <table:table-cell office:value-type="percentage" office:value="0.89245377180079843" table:style-name="ce39">
            <text:p>89,2%</text:p>
          </table:table-cell>
          <table:table-cell office:value-type="float" office:value="913724" table:style-name="ce38">
            <text:p>913.724</text:p>
          </table:table-cell>
          <table:table-cell office:value-type="percentage" office:value="0.83691219842825482" table:style-name="ce39">
            <text:p>83,7%</text:p>
          </table:table-cell>
          <table:table-cell office:value-type="float" office:value="988257" table:style-name="ce38">
            <text:p>988.257</text:p>
          </table:table-cell>
          <table:table-cell office:value-type="percentage" office:value="0.75052458505948338" table:style-name="ce39">
            <text:p>75,1%</text:p>
          </table:table-cell>
          <table:table-cell office:value-type="float" office:value="455651" table:style-name="ce38">
            <text:p>455.651</text:p>
          </table:table-cell>
          <table:table-cell office:value-type="percentage" office:value="0.43617491758020854" table:style-name="ce39">
            <text:p>43,6%</text:p>
          </table:table-cell>
          <table:table-cell office:value-type="float" office:value="189997" table:style-name="ce38">
            <text:p>189.997</text:p>
          </table:table-cell>
          <table:table-cell office:value-type="percentage" office:value="0.22647404149308351" table:style-name="ce39">
            <text:p>22,6%</text:p>
          </table:table-cell>
          <table:table-cell office:value-type="float" office:value="39814" table:style-name="ce38">
            <text:p>39.814</text:p>
          </table:table-cell>
          <table:table-cell office:value-type="percentage" office:value="6.0676719000984508E-2" table:style-name="ce39">
            <text:p>6,1%</text:p>
          </table:table-cell>
          <table:table-cell office:value-type="float" office:value="4389893" table:style-name="ce38">
            <text:p>4.389.89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3914719088690752" table:style-name="ce39">
            <text:p>6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536" table:style-name="ce38">
            <text:p>291.536</text:p>
          </table:table-cell>
          <table:table-cell office:value-type="percentage" office:value="1" table:style-name="ce39">
            <text:p>100,0%</text:p>
          </table:table-cell>
          <table:table-cell office:value-type="float" office:value="428033" table:style-name="ce38">
            <text:p>428.033</text:p>
          </table:table-cell>
          <table:table-cell office:value-type="percentage" office:value="0.97755228816385076" table:style-name="ce39">
            <text:p>97,8%</text:p>
          </table:table-cell>
          <table:table-cell office:value-type="float" office:value="509441" table:style-name="ce38">
            <text:p>509.441</text:p>
          </table:table-cell>
          <table:table-cell office:value-type="percentage" office:value="0.87724545742585169" table:style-name="ce39">
            <text:p>87,7%</text:p>
          </table:table-cell>
          <table:table-cell office:value-type="float" office:value="658010" table:style-name="ce38">
            <text:p>658.010</text:p>
          </table:table-cell>
          <table:table-cell office:value-type="percentage" office:value="0.8746248341826901" table:style-name="ce39">
            <text:p>87,5%</text:p>
          </table:table-cell>
          <table:table-cell office:value-type="float" office:value="625933" table:style-name="ce38">
            <text:p>625.933</text:p>
          </table:table-cell>
          <table:table-cell office:value-type="percentage" office:value="0.73501857705838969" table:style-name="ce39">
            <text:p>73,5%</text:p>
          </table:table-cell>
          <table:table-cell office:value-type="float" office:value="94752" table:style-name="ce38">
            <text:p>94.752</text:p>
          </table:table-cell>
          <table:table-cell office:value-type="percentage" office:value="0.14605115304758778" table:style-name="ce39">
            <text:p>14,6%</text:p>
          </table:table-cell>
          <table:table-cell office:value-type="float" office:value="52933" table:style-name="ce38">
            <text:p>52.933</text:p>
          </table:table-cell>
          <table:table-cell office:value-type="percentage" office:value="0.10255829002995392" table:style-name="ce39">
            <text:p>10,3%</text:p>
          </table:table-cell>
          <table:table-cell office:value-type="float" office:value="2662" table:style-name="ce38">
            <text:p>2.662</text:p>
          </table:table-cell>
          <table:table-cell office:value-type="percentage" office:value="6.2704490367016781E-3" table:style-name="ce39">
            <text:p>0,6%</text:p>
          </table:table-cell>
          <table:table-cell office:value-type="float" office:value="2663300" table:style-name="ce38">
            <text:p>2.663.30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933662310383141" table:style-name="ce39">
            <text:p>5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41" table:style-name="ce38">
            <text:p>76.941</text:p>
          </table:table-cell>
          <table:table-cell office:value-type="percentage" office:value="1" table:style-name="ce39">
            <text:p>100,0%</text:p>
          </table:table-cell>
          <table:table-cell office:value-type="float" office:value="94859" table:style-name="ce38">
            <text:p>94.859</text:p>
          </table:table-cell>
          <table:table-cell office:value-type="percentage" office:value="1" table:style-name="ce39">
            <text:p>100,0%</text:p>
          </table:table-cell>
          <table:table-cell office:value-type="float" office:value="124692" table:style-name="ce38">
            <text:p>124.692</text:p>
          </table:table-cell>
          <table:table-cell office:value-type="percentage" office:value="0.99517147258114724" table:style-name="ce39">
            <text:p>99,5%</text:p>
          </table:table-cell>
          <table:table-cell office:value-type="float" office:value="155848" table:style-name="ce38">
            <text:p>155.848</text:p>
          </table:table-cell>
          <table:table-cell office:value-type="percentage" office:value="0.92100037821482605" table:style-name="ce39">
            <text:p>92,1%</text:p>
          </table:table-cell>
          <table:table-cell office:value-type="float" office:value="136147" table:style-name="ce38">
            <text:p>136.147</text:p>
          </table:table-cell>
          <table:table-cell office:value-type="percentage" office:value="0.85361831793045506" table:style-name="ce39">
            <text:p>85,4%</text:p>
          </table:table-cell>
          <table:table-cell office:value-type="float" office:value="65530" table:style-name="ce38">
            <text:p>65.530</text:p>
          </table:table-cell>
          <table:table-cell office:value-type="percentage" office:value="0.49093864952539351" table:style-name="ce39">
            <text:p>49,1%</text:p>
          </table:table-cell>
          <table:table-cell office:value-type="float" office:value="13347" table:style-name="ce38">
            <text:p>13.347</text:p>
          </table:table-cell>
          <table:table-cell office:value-type="percentage" office:value="0.11778150370631839" table:style-name="ce39">
            <text:p>11,8%</text:p>
          </table:table-cell>
          <table:table-cell office:value-type="float" office:value="667" table:style-name="ce38">
            <text:p>667</text:p>
          </table:table-cell>
          <table:table-cell office:value-type="percentage" office:value="7.8702064896755165E-3" table:style-name="ce39">
            <text:p>0,8%</text:p>
          </table:table-cell>
          <table:table-cell office:value-type="float" office:value="668031" table:style-name="ce38">
            <text:p>668.03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0065562800688452" table:style-name="ce39">
            <text:p>70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469" table:style-name="ce38">
            <text:p>239.469</text:p>
          </table:table-cell>
          <table:table-cell office:value-type="percentage" office:value="1" table:style-name="ce39">
            <text:p>100,0%</text:p>
          </table:table-cell>
          <table:table-cell office:value-type="float" office:value="288344" table:style-name="ce38">
            <text:p>288.344</text:p>
          </table:table-cell>
          <table:table-cell office:value-type="percentage" office:value="0.995106328642127" table:style-name="ce39">
            <text:p>99,5%</text:p>
          </table:table-cell>
          <table:table-cell office:value-type="float" office:value="329274" table:style-name="ce38">
            <text:p>329.274</text:p>
          </table:table-cell>
          <table:table-cell office:value-type="percentage" office:value="0.9491160964698625" table:style-name="ce39">
            <text:p>94,9%</text:p>
          </table:table-cell>
          <table:table-cell office:value-type="float" office:value="374846" table:style-name="ce38">
            <text:p>374.846</text:p>
          </table:table-cell>
          <table:table-cell office:value-type="percentage" office:value="0.92351849889994553" table:style-name="ce39">
            <text:p>92,4%</text:p>
          </table:table-cell>
          <table:table-cell office:value-type="float" office:value="372682" table:style-name="ce38">
            <text:p>372.682</text:p>
          </table:table-cell>
          <table:table-cell office:value-type="percentage" office:value="0.84084914749075512" table:style-name="ce39">
            <text:p>84,1%</text:p>
          </table:table-cell>
          <table:table-cell office:value-type="float" office:value="102648" table:style-name="ce38">
            <text:p>102.648</text:p>
          </table:table-cell>
          <table:table-cell office:value-type="percentage" office:value="0.31739474595557315" table:style-name="ce39">
            <text:p>31,7%</text:p>
          </table:table-cell>
          <table:table-cell office:value-type="float" office:value="21475" table:style-name="ce38">
            <text:p>21.475</text:p>
          </table:table-cell>
          <table:table-cell office:value-type="percentage" office:value="9.2973015096479802E-2" table:style-name="ce39">
            <text:p>9,3%</text:p>
          </table:table-cell>
          <table:table-cell office:value-type="float" office:value="748" table:style-name="ce38">
            <text:p>748</text:p>
          </table:table-cell>
          <table:table-cell office:value-type="percentage" office:value="4.1553939569016762E-3" table:style-name="ce39">
            <text:p>0,4%</text:p>
          </table:table-cell>
          <table:table-cell office:value-type="float" office:value="1729486" table:style-name="ce38">
            <text:p>1.729.48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0461931711466752" table:style-name="ce39">
            <text:p>7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75" table:style-name="ce38">
            <text:p>23.075</text:p>
          </table:table-cell>
          <table:table-cell office:value-type="percentage" office:value="1" table:style-name="ce39">
            <text:p>100,0%</text:p>
          </table:table-cell>
          <table:table-cell office:value-type="float" office:value="28411" table:style-name="ce38">
            <text:p>28.411</text:p>
          </table:table-cell>
          <table:table-cell office:value-type="percentage" office:value="1" table:style-name="ce39">
            <text:p>100,0%</text:p>
          </table:table-cell>
          <table:table-cell office:value-type="float" office:value="35164" table:style-name="ce38">
            <text:p>35.164</text:p>
          </table:table-cell>
          <table:table-cell office:value-type="percentage" office:value="0.93228697173763186" table:style-name="ce39">
            <text:p>93,2%</text:p>
          </table:table-cell>
          <table:table-cell office:value-type="float" office:value="42309" table:style-name="ce38">
            <text:p>42.309</text:p>
          </table:table-cell>
          <table:table-cell office:value-type="percentage" office:value="0.88765105740181272" table:style-name="ce39">
            <text:p>88,8%</text:p>
          </table:table-cell>
          <table:table-cell office:value-type="float" office:value="34447" table:style-name="ce38">
            <text:p>34.447</text:p>
          </table:table-cell>
          <table:table-cell office:value-type="percentage" office:value="0.65059399021663178" table:style-name="ce39">
            <text:p>65,1%</text:p>
          </table:table-cell>
          <table:table-cell office:value-type="float" office:value="8029" table:style-name="ce38">
            <text:p>8.029</text:p>
          </table:table-cell>
          <table:table-cell office:value-type="percentage" office:value="0.20420153106640557" table:style-name="ce39">
            <text:p>20,4%</text:p>
          </table:table-cell>
          <table:table-cell office:value-type="float" office:value="4264" table:style-name="ce38">
            <text:p>4.264</text:p>
          </table:table-cell>
          <table:table-cell office:value-type="percentage" office:value="0.13999606014840107" table:style-name="ce39">
            <text:p>14,0%</text:p>
          </table:table-cell>
          <table:table-cell office:value-type="float" office:value="201" table:style-name="ce38">
            <text:p>201</text:p>
          </table:table-cell>
          <table:table-cell office:value-type="percentage" office:value="7.8724737584208049E-3" table:style-name="ce39">
            <text:p>0,8%</text:p>
          </table:table-cell>
          <table:table-cell office:value-type="float" office:value="175900" table:style-name="ce38">
            <text:p>175.90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1943163010177127" table:style-name="ce39">
            <text:p>6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747" table:style-name="ce38">
            <text:p>368.747</text:p>
          </table:table-cell>
          <table:table-cell office:value-type="percentage" office:value="1" table:style-name="ce39">
            <text:p>100,0%</text:p>
          </table:table-cell>
          <table:table-cell office:value-type="float" office:value="504688" table:style-name="ce38">
            <text:p>504.688</text:p>
          </table:table-cell>
          <table:table-cell office:value-type="percentage" office:value="0.95933515941461489" table:style-name="ce39">
            <text:p>95,9%</text:p>
          </table:table-cell>
          <table:table-cell office:value-type="float" office:value="650033" table:style-name="ce38">
            <text:p>650.033</text:p>
          </table:table-cell>
          <table:table-cell office:value-type="percentage" office:value="0.92423111429599203" table:style-name="ce39">
            <text:p>92,4%</text:p>
          </table:table-cell>
          <table:table-cell office:value-type="float" office:value="889160" table:style-name="ce38">
            <text:p>889.160</text:p>
          </table:table-cell>
          <table:table-cell office:value-type="percentage" office:value="0.91403735468239067" table:style-name="ce39">
            <text:p>91,4%</text:p>
          </table:table-cell>
          <table:table-cell office:value-type="float" office:value="833897" table:style-name="ce38">
            <text:p>833.897</text:p>
          </table:table-cell>
          <table:table-cell office:value-type="percentage" office:value="0.71519531789384128" table:style-name="ce39">
            <text:p>71,5%</text:p>
          </table:table-cell>
          <table:table-cell office:value-type="float" office:value="311377" table:style-name="ce38">
            <text:p>311.377</text:p>
          </table:table-cell>
          <table:table-cell office:value-type="percentage" office:value="0.32788951602712607" table:style-name="ce39">
            <text:p>32,8%</text:p>
          </table:table-cell>
          <table:table-cell office:value-type="float" office:value="140959" table:style-name="ce38">
            <text:p>140.959</text:p>
          </table:table-cell>
          <table:table-cell office:value-type="percentage" office:value="0.1898501633051618" table:style-name="ce39">
            <text:p>19,0%</text:p>
          </table:table-cell>
          <table:table-cell office:value-type="float" office:value="15855" table:style-name="ce38">
            <text:p>15.855</text:p>
          </table:table-cell>
          <table:table-cell office:value-type="percentage" office:value="2.8642813011478804E-2" table:style-name="ce39">
            <text:p>2,9%</text:p>
          </table:table-cell>
          <table:table-cell office:value-type="float" office:value="3714716" table:style-name="ce38">
            <text:p>3.714.71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2140434066133521" table:style-name="ce39">
            <text:p>6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71" table:style-name="ce38">
            <text:p>72.371</text:p>
          </table:table-cell>
          <table:table-cell office:value-type="percentage" office:value="1" table:style-name="ce39">
            <text:p>100,0%</text:p>
          </table:table-cell>
          <table:table-cell office:value-type="float" office:value="99337" table:style-name="ce38">
            <text:p>99.337</text:p>
          </table:table-cell>
          <table:table-cell office:value-type="percentage" office:value="0.96538353142401767" table:style-name="ce39">
            <text:p>96,5%</text:p>
          </table:table-cell>
          <table:table-cell office:value-type="float" office:value="126057" table:style-name="ce38">
            <text:p>126.057</text:p>
          </table:table-cell>
          <table:table-cell office:value-type="percentage" office:value="0.85806179335507016" table:style-name="ce39">
            <text:p>85,8%</text:p>
          </table:table-cell>
          <table:table-cell office:value-type="float" office:value="186884" table:style-name="ce38">
            <text:p>186.884</text:p>
          </table:table-cell>
          <table:table-cell office:value-type="percentage" office:value="0.87633642195295791" table:style-name="ce39">
            <text:p>87,6%</text:p>
          </table:table-cell>
          <table:table-cell office:value-type="float" office:value="192820" table:style-name="ce38">
            <text:p>192.820</text:p>
          </table:table-cell>
          <table:table-cell office:value-type="percentage" office:value="0.75866491971497929" table:style-name="ce39">
            <text:p>75,9%</text:p>
          </table:table-cell>
          <table:table-cell office:value-type="float" office:value="73364" table:style-name="ce38">
            <text:p>73.364</text:p>
          </table:table-cell>
          <table:table-cell office:value-type="percentage" office:value="0.35101888489638905" table:style-name="ce39">
            <text:p>35,1%</text:p>
          </table:table-cell>
          <table:table-cell office:value-type="float" office:value="22699" table:style-name="ce38">
            <text:p>22.699</text:p>
          </table:table-cell>
          <table:table-cell office:value-type="percentage" office:value="0.13178092053318471" table:style-name="ce39">
            <text:p>13,2%</text:p>
          </table:table-cell>
          <table:table-cell office:value-type="float" office:value="1549" table:style-name="ce38">
            <text:p>1.549</text:p>
          </table:table-cell>
          <table:table-cell office:value-type="percentage" office:value="1.0916599715280421E-2" table:style-name="ce39">
            <text:p>1,1%</text:p>
          </table:table-cell>
          <table:table-cell office:value-type="float" office:value="775081" table:style-name="ce38">
            <text:p>775.08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9160301556249462" table:style-name="ce39">
            <text:p>5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21" table:style-name="ce38">
            <text:p>41.921</text:p>
          </table:table-cell>
          <table:table-cell office:value-type="percentage" office:value="1" table:style-name="ce39">
            <text:p>100,0%</text:p>
          </table:table-cell>
          <table:table-cell office:value-type="float" office:value="55482" table:style-name="ce38">
            <text:p>55.482</text:p>
          </table:table-cell>
          <table:table-cell office:value-type="percentage" office:value="0.99444364783481498" table:style-name="ce39">
            <text:p>99,4%</text:p>
          </table:table-cell>
          <table:table-cell office:value-type="float" office:value="65270" table:style-name="ce38">
            <text:p>65.270</text:p>
          </table:table-cell>
          <table:table-cell office:value-type="percentage" office:value="0.88389036346893446" table:style-name="ce39">
            <text:p>88,4%</text:p>
          </table:table-cell>
          <table:table-cell office:value-type="float" office:value="86812" table:style-name="ce38">
            <text:p>86.812</text:p>
          </table:table-cell>
          <table:table-cell office:value-type="percentage" office:value="0.89780131135334151" table:style-name="ce39">
            <text:p>89,8%</text:p>
          </table:table-cell>
          <table:table-cell office:value-type="float" office:value="86334" table:style-name="ce38">
            <text:p>86.334</text:p>
          </table:table-cell>
          <table:table-cell office:value-type="percentage" office:value="0.79937408566508028" table:style-name="ce39">
            <text:p>79,9%</text:p>
          </table:table-cell>
          <table:table-cell office:value-type="float" office:value="36376" table:style-name="ce38">
            <text:p>36.376</text:p>
          </table:table-cell>
          <table:table-cell office:value-type="percentage" office:value="0.44720374718776507" table:style-name="ce39">
            <text:p>44,7%</text:p>
          </table:table-cell>
          <table:table-cell office:value-type="float" office:value="11871" table:style-name="ce38">
            <text:p>11.871</text:p>
          </table:table-cell>
          <table:table-cell office:value-type="percentage" office:value="0.17424809546875689" table:style-name="ce39">
            <text:p>17,4%</text:p>
          </table:table-cell>
          <table:table-cell office:value-type="float" office:value="1117" table:style-name="ce38">
            <text:p>1.117</text:p>
          </table:table-cell>
          <table:table-cell office:value-type="percentage" office:value="1.9809179257998157E-2" table:style-name="ce39">
            <text:p>2,0%</text:p>
          </table:table-cell>
          <table:table-cell office:value-type="float" office:value="385183" table:style-name="ce38">
            <text:p>385.183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6256188140100525" table:style-name="ce39">
            <text:p>66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299" table:style-name="ce38">
            <text:p>161.299</text:p>
          </table:table-cell>
          <table:table-cell office:value-type="percentage" office:value="1.0212029123140234" table:style-name="ce39">
            <text:p>102,1%</text:p>
          </table:table-cell>
          <table:table-cell office:value-type="float" office:value="211294" table:style-name="ce38">
            <text:p>211.294</text:p>
          </table:table-cell>
          <table:table-cell office:value-type="percentage" office:value="0.99161351786409868" table:style-name="ce39">
            <text:p>99,2%</text:p>
          </table:table-cell>
          <table:table-cell office:value-type="float" office:value="266473" table:style-name="ce38">
            <text:p>266.473</text:p>
          </table:table-cell>
          <table:table-cell office:value-type="percentage" office:value="0.95128498959370844" table:style-name="ce39">
            <text:p>95,1%</text:p>
          </table:table-cell>
          <table:table-cell office:value-type="float" office:value="305753" table:style-name="ce38">
            <text:p>305.753</text:p>
          </table:table-cell>
          <table:table-cell office:value-type="percentage" office:value="0.89933436673657341" table:style-name="ce39">
            <text:p>89,9%</text:p>
          </table:table-cell>
          <table:table-cell office:value-type="float" office:value="289395" table:style-name="ce38">
            <text:p>289.395</text:p>
          </table:table-cell>
          <table:table-cell office:value-type="percentage" office:value="0.79914009493749538" table:style-name="ce39">
            <text:p>79,9%</text:p>
          </table:table-cell>
          <table:table-cell office:value-type="float" office:value="102454" table:style-name="ce38">
            <text:p>102.454</text:p>
          </table:table-cell>
          <table:table-cell office:value-type="percentage" office:value="0.39323259500351188" table:style-name="ce39">
            <text:p>39,3%</text:p>
          </table:table-cell>
          <table:table-cell office:value-type="float" office:value="32868" table:style-name="ce38">
            <text:p>32.868</text:p>
          </table:table-cell>
          <table:table-cell office:value-type="percentage" office:value="0.16308910655274048" table:style-name="ce39">
            <text:p>16,3%</text:p>
          </table:table-cell>
          <table:table-cell office:value-type="float" office:value="3345" table:style-name="ce38">
            <text:p>3.345</text:p>
          </table:table-cell>
          <table:table-cell office:value-type="percentage" office:value="1.9839151631614534E-2" table:style-name="ce39">
            <text:p>2,0%</text:p>
          </table:table-cell>
          <table:table-cell office:value-type="float" office:value="1372881" table:style-name="ce38">
            <text:p>1.372.88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919961914228383" table:style-name="ce39">
            <text:p>69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6" table:style-name="ce38">
            <text:p>2.346</text:p>
          </table:table-cell>
          <table:table-cell office:value-type="percentage" office:value="0.9005758157389635" table:style-name="ce39">
            <text:p>90,1%</text:p>
          </table:table-cell>
          <table:table-cell office:value-type="float" office:value="3796" table:style-name="ce38">
            <text:p>3.796</text:p>
          </table:table-cell>
          <table:table-cell office:value-type="percentage" office:value="0.87911069939786934" table:style-name="ce39">
            <text:p>87,9%</text:p>
          </table:table-cell>
          <table:table-cell office:value-type="float" office:value="6869" table:style-name="ce38">
            <text:p>6.869</text:p>
          </table:table-cell>
          <table:table-cell office:value-type="percentage" office:value="0.87425225913198423" table:style-name="ce39">
            <text:p>87,4%</text:p>
          </table:table-cell>
          <table:table-cell office:value-type="float" office:value="9718" table:style-name="ce38">
            <text:p>9.718</text:p>
          </table:table-cell>
          <table:table-cell office:value-type="percentage" office:value="0.84094842506057454" table:style-name="ce39">
            <text:p>84,1%</text:p>
          </table:table-cell>
          <table:table-cell office:value-type="float" office:value="9668" table:style-name="ce38">
            <text:p>9.668</text:p>
          </table:table-cell>
          <table:table-cell office:value-type="percentage" office:value="0.76475241259294413" table:style-name="ce39">
            <text:p>76,5%</text:p>
          </table:table-cell>
          <table:table-cell office:value-type="float" office:value="6959" table:style-name="ce38">
            <text:p>6.959</text:p>
          </table:table-cell>
          <table:table-cell office:value-type="percentage" office:value="0.58508491676475538" table:style-name="ce39">
            <text:p>58,5%</text:p>
          </table:table-cell>
          <table:table-cell office:value-type="float" office:value="5300" table:style-name="ce38">
            <text:p>5.300</text:p>
          </table:table-cell>
          <table:table-cell office:value-type="percentage" office:value="0.48326798577550834" table:style-name="ce39">
            <text:p>48,3%</text:p>
          </table:table-cell>
          <table:table-cell office:value-type="float" office:value="1603" table:style-name="ce38">
            <text:p>1.603</text:p>
          </table:table-cell>
          <table:table-cell office:value-type="percentage" office:value="0.17565198334429102" table:style-name="ce39">
            <text:p>17,6%</text:p>
          </table:table-cell>
          <table:table-cell office:value-type="float" office:value="46259" table:style-name="ce38">
            <text:p>46.25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5185654900302969" table:style-name="ce39">
            <text:p>65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23" table:style-name="ce38">
            <text:p>1.923</text:p>
          </table:table-cell>
          <table:table-cell office:value-type="percentage" office:value="0.81864623243933587" table:style-name="ce39">
            <text:p>81,9%</text:p>
          </table:table-cell>
          <table:table-cell office:value-type="float" office:value="3185" table:style-name="ce38">
            <text:p>3.185</text:p>
          </table:table-cell>
          <table:table-cell office:value-type="percentage" office:value="0.84978655282817506" table:style-name="ce39">
            <text:p>85,0%</text:p>
          </table:table-cell>
          <table:table-cell office:value-type="float" office:value="6745" table:style-name="ce38">
            <text:p>6.745</text:p>
          </table:table-cell>
          <table:table-cell office:value-type="percentage" office:value="0.86176057237766701" table:style-name="ce39">
            <text:p>86,2%</text:p>
          </table:table-cell>
          <table:table-cell office:value-type="float" office:value="9004" table:style-name="ce38">
            <text:p>9.004</text:p>
          </table:table-cell>
          <table:table-cell office:value-type="percentage" office:value="0.79688468006018232" table:style-name="ce39">
            <text:p>79,7%</text:p>
          </table:table-cell>
          <table:table-cell office:value-type="float" office:value="9080" table:style-name="ce38">
            <text:p>9.080</text:p>
          </table:table-cell>
          <table:table-cell office:value-type="percentage" office:value="0.75654057657057161" table:style-name="ce39">
            <text:p>75,7%</text:p>
          </table:table-cell>
          <table:table-cell office:value-type="float" office:value="6899" table:style-name="ce38">
            <text:p>6.899</text:p>
          </table:table-cell>
          <table:table-cell office:value-type="percentage" office:value="0.5686145223769884" table:style-name="ce39">
            <text:p>56,9%</text:p>
          </table:table-cell>
          <table:table-cell office:value-type="float" office:value="5128" table:style-name="ce38">
            <text:p>5.128</text:p>
          </table:table-cell>
          <table:table-cell office:value-type="percentage" office:value="0.42751146310962901" table:style-name="ce39">
            <text:p>42,8%</text:p>
          </table:table-cell>
          <table:table-cell office:value-type="float" office:value="1017" table:style-name="ce38">
            <text:p>1.017</text:p>
          </table:table-cell>
          <table:table-cell office:value-type="percentage" office:value="0.10622519323166911" table:style-name="ce39">
            <text:p>10,6%</text:p>
          </table:table-cell>
          <table:table-cell office:value-type="float" office:value="42981" table:style-name="ce38">
            <text:p>42.981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0598925655956126" table:style-name="ce39">
            <text:p>60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44" table:style-name="ce38">
            <text:p>3.244</text:p>
          </table:table-cell>
          <table:table-cell office:value-type="string" table:style-name="ce39">
            <text:p>-</text:p>
          </table:table-cell>
          <table:table-cell office:value-type="float" office:value="8542" table:style-name="ce38">
            <text:p>8.542</text:p>
          </table:table-cell>
          <table:table-cell office:value-type="string" table:style-name="ce39">
            <text:p>-</text:p>
          </table:table-cell>
          <table:table-cell office:value-type="float" office:value="19322" table:style-name="ce38">
            <text:p>19.322</text:p>
          </table:table-cell>
          <table:table-cell office:value-type="string" table:style-name="ce39">
            <text:p>-</text:p>
          </table:table-cell>
          <table:table-cell office:value-type="float" office:value="26322" table:style-name="ce38">
            <text:p>26.322</text:p>
          </table:table-cell>
          <table:table-cell office:value-type="string" table:style-name="ce39">
            <text:p>-</text:p>
          </table:table-cell>
          <table:table-cell office:value-type="float" office:value="19341" table:style-name="ce38">
            <text:p>19.341</text:p>
          </table:table-cell>
          <table:table-cell office:value-type="string" table:style-name="ce39">
            <text:p>-</text:p>
          </table:table-cell>
          <table:table-cell office:value-type="float" office:value="697" table:style-name="ce38">
            <text:p>697</text:p>
          </table:table-cell>
          <table:table-cell office:value-type="string" table:style-name="ce39">
            <text:p>-</text:p>
          </table:table-cell>
          <table:table-cell office:value-type="float" office:value="77506" table:style-name="ce38">
            <text:p>77.50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16" table:style-name="ce41">
            <text:p>116</text:p>
          </table:table-cell>
          <table:table-cell office:value-type="string" table:style-name="ce42">
            <text:p>-</text:p>
          </table:table-cell>
          <table:table-cell office:value-type="float" office:value="382" table:style-name="ce41">
            <text:p>382</text:p>
          </table:table-cell>
          <table:table-cell office:value-type="string" table:style-name="ce42">
            <text:p>-</text:p>
          </table:table-cell>
          <table:table-cell office:value-type="float" office:value="688" table:style-name="ce41">
            <text:p>688</text:p>
          </table:table-cell>
          <table:table-cell office:value-type="string" table:style-name="ce42">
            <text:p>-</text:p>
          </table:table-cell>
          <table:table-cell office:value-type="float" office:value="707" table:style-name="ce41">
            <text:p>707</text:p>
          </table:table-cell>
          <table:table-cell office:value-type="string" table:style-name="ce42">
            <text:p>-</text:p>
          </table:table-cell>
          <table:table-cell office:value-type="float" office:value="591" table:style-name="ce41">
            <text:p>591</text:p>
          </table:table-cell>
          <table:table-cell office:value-type="string" table:style-name="ce42">
            <text:p>-</text:p>
          </table:table-cell>
          <table:table-cell office:value-type="float" office:value="42" table:style-name="ce41">
            <text:p>42</text:p>
          </table:table-cell>
          <table:table-cell office:value-type="string" table:style-name="ce42">
            <text:p>-</text:p>
          </table:table-cell>
          <table:table-cell office:value-type="float" office:value="2560" table:style-name="ce41">
            <text:p>2.56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4942" table:style-name="ce45">
            <text:p>2.884.942</text:p>
          </table:table-cell>
          <table:table-cell office:value-type="percentage" office:value="1" table:style-name="ce46">
            <text:p>100,0%</text:p>
          </table:table-cell>
          <table:table-cell office:value-type="float" office:value="3881771" table:style-name="ce45">
            <text:p>3.881.771</text:p>
          </table:table-cell>
          <table:table-cell office:value-type="percentage" office:value="0.98023406299675886" table:style-name="ce46">
            <text:p>98,0%</text:p>
          </table:table-cell>
          <table:table-cell office:value-type="float" office:value="4807682" table:style-name="ce45">
            <text:p>4.807.682</text:p>
          </table:table-cell>
          <table:table-cell office:value-type="percentage" office:value="0.90082342355779088" table:style-name="ce46">
            <text:p>90,1%</text:p>
          </table:table-cell>
          <table:table-cell office:value-type="float" office:value="6173192" table:style-name="ce45">
            <text:p>6.173.192</text:p>
          </table:table-cell>
          <table:table-cell office:value-type="percentage" office:value="0.87770843469628645" table:style-name="ce46">
            <text:p>87,8%</text:p>
          </table:table-cell>
          <table:table-cell office:value-type="float" office:value="5998136" table:style-name="ce45">
            <text:p>5.998.136</text:p>
          </table:table-cell>
          <table:table-cell office:value-type="percentage" office:value="0.76005269815757925" table:style-name="ce46">
            <text:p>76,0%</text:p>
          </table:table-cell>
          <table:table-cell office:value-type="float" office:value="2264507" table:style-name="ce45">
            <text:p>2.264.507</text:p>
          </table:table-cell>
          <table:table-cell office:value-type="percentage" office:value="0.3634607584774211" table:style-name="ce46">
            <text:p>36,3%</text:p>
          </table:table-cell>
          <table:table-cell office:value-type="float" office:value="819767" table:style-name="ce45">
            <text:p>819.767</text:p>
          </table:table-cell>
          <table:table-cell office:value-type="percentage" office:value="0.16578901598498577" table:style-name="ce46">
            <text:p>16,6%</text:p>
          </table:table-cell>
          <table:table-cell office:value-type="float" office:value="103850" table:style-name="ce45">
            <text:p>103.850</text:p>
          </table:table-cell>
          <table:table-cell office:value-type="percentage" office:value="2.6705678987709473E-2" table:style-name="ce46">
            <text:p>2,7%</text:p>
          </table:table-cell>
          <table:table-cell office:value-type="float" office:value="26933847" table:style-name="ce45">
            <text:p>26.933.84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3945768343255538" table:style-name="ce46">
            <text:p>63,9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>
      <style:text-properties fo:color="#0563C1" style:text-underline-style="solid" style:text-underline-type="single"/>
    </style:style>
    <style:style style:name="Default" style:family="table-cell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>
      <style:table-cell-properties style:vertical-align="automatic" fo:background-color="transparent"/>
      <style:text-properties fo:color="#000000"/>
    </style:style>
    <style:style style:name="Porcentaje" style:family="table-cell"/>
    <style:style style:name="Porcentaje_32_2" style:display-name="Porcentaje 2" style:family="table-cell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7-30T14:48:43Z</meta:creation-date>
    <dc:date>2021-07-30T14:49:05Z</dc:date>
  </office:meta>
</office:document-meta>
</file>